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1c7882" officeooo:paragraph-rsid="001c7882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c7882" officeooo:paragraph-rsid="001faf1b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c7882" officeooo:paragraph-rsid="0020c6ba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c7882" officeooo:paragraph-rsid="0023b98f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c7882" officeooo:paragraph-rsid="0026435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c7882" officeooo:paragraph-rsid="0027fe32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c7882" officeooo:paragraph-rsid="002d74f7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c7882" officeooo:paragraph-rsid="00304e4d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c7882" officeooo:paragraph-rsid="0031b796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c7882" officeooo:paragraph-rsid="00335ffd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c7882" officeooo:paragraph-rsid="00352a9b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c7882" officeooo:paragraph-rsid="0038b4aa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c7882" officeooo:paragraph-rsid="003a4320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c7882" officeooo:paragraph-rsid="003f38dd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c7882" officeooo:paragraph-rsid="00421d53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c7882" officeooo:paragraph-rsid="00439e26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c7882" officeooo:paragraph-rsid="004545d1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c7882" officeooo:paragraph-rsid="00470e46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1c7882" officeooo:paragraph-rsid="004aa486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3bb1d3" officeooo:paragraph-rsid="003bb1d3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559bcd" officeooo:paragraph-rsid="00559bcd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559bcd" officeooo:paragraph-rsid="00570e24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8772a5" officeooo:paragraph-rsid="008772a5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rsid="0096f785" officeooo:paragraph-rsid="0096f785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1c7882" officeooo:paragraph-rsid="001c7882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2pt" fo:font-weight="bold" officeooo:rsid="001c7882" officeooo:paragraph-rsid="001c7882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26435f" officeooo:paragraph-rsid="0026435f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31b796" officeooo:paragraph-rsid="0031b796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38b4aa" officeooo:paragraph-rsid="0038b4aa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3a4320" officeooo:paragraph-rsid="003a4320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3bb1d3" officeooo:paragraph-rsid="003bb1d3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4aa486" officeooo:paragraph-rsid="004aa486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559bcd" officeooo:paragraph-rsid="00559bc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8772a5" officeooo:paragraph-rsid="008772a5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officeooo:paragraph-rsid="00352a9b"/>
    </style:style>
    <style:style style:name="P36" style:family="paragraph" style:parent-style-name="Standard">
      <style:paragraph-properties fo:text-align="start" style:justify-single-word="false"/>
      <style:text-properties officeooo:paragraph-rsid="001c7882"/>
    </style:style>
    <style:style style:name="P37" style:family="paragraph" style:parent-style-name="Standard">
      <style:paragraph-properties fo:text-align="start" style:justify-single-word="false"/>
      <style:text-properties officeooo:paragraph-rsid="00439e26"/>
    </style:style>
    <style:style style:name="P38" style:family="paragraph" style:parent-style-name="Standard">
      <style:paragraph-properties fo:text-align="start" style:justify-single-word="false"/>
      <style:text-properties officeooo:paragraph-rsid="004933e9"/>
    </style:style>
    <style:style style:name="P39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21d53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933e9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9de7b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1c7882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fo:color="#000000" style:font-name="Liberation Serif" fo:font-size="12pt" officeooo:rsid="001c7882" officeooo:paragraph-rsid="00421d53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fo:color="#000000" style:font-name="Liberation Serif" fo:font-size="12pt" officeooo:rsid="001c7882" officeooo:paragraph-rsid="004545d1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fo:color="#000000" style:font-name="Liberation Serif" fo:font-size="12pt" officeooo:rsid="001c7882" officeooo:paragraph-rsid="001c7882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fo:color="#000000" style:font-name="Liberation Serif" fo:font-size="12pt" officeooo:rsid="00421d53" officeooo:paragraph-rsid="00421d53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421d53" officeooo:paragraph-rsid="00421d53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3bb1d3" officeooo:paragraph-rsid="003bb1d3" style:font-size-asian="12pt" style:font-weight-asian="bold" style:font-size-complex="12pt" style:font-weight-complex="bold"/>
    </style:style>
    <style:style style:name="P49" style:family="paragraph" style:parent-style-name="Preformatted_20_Text">
      <style:paragraph-properties fo:margin-top="0in" fo:margin-bottom="0in" loext:contextual-spacing="false"/>
    </style:style>
    <style:style style:name="P50" style:family="paragraph" style:parent-style-name="Preformatted_20_Text">
      <style:paragraph-properties fo:margin-top="0in" fo:margin-bottom="0in" loext:contextual-spacing="false"/>
      <style:text-properties fo:color="#000000" style:font-name="Liberation Serif" fo:font-size="12pt" style:font-size-asian="12pt" style:font-size-complex="12pt"/>
    </style:style>
    <style:style style:name="P51" style:family="paragraph" style:parent-style-name="Preformatted_20_Text">
      <style:paragraph-properties fo:margin-top="0in" fo:margin-bottom="0in" loext:contextual-spacing="false"/>
      <style:text-properties officeooo:paragraph-rsid="00811773"/>
    </style:style>
    <style:style style:name="P52" style:family="paragraph" style:parent-style-name="Standard">
      <style:paragraph-properties fo:margin-top="0in" fo:margin-bottom="0in" loext:contextual-spacing="false"/>
    </style:style>
    <style:style style:name="P53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40a14c"/>
    </style:style>
    <style:style style:name="P54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80480b"/>
    </style:style>
    <style:style style:name="P55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5c4450"/>
    </style:style>
    <style:style style:name="P56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60d74f"/>
    </style:style>
    <style:style style:name="P57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61d66a"/>
    </style:style>
    <style:style style:name="P58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67d244"/>
    </style:style>
    <style:style style:name="P59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811773"/>
    </style:style>
    <style:style style:name="P60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3bb1d3" officeooo:paragraph-rsid="003bb1d3" style:font-size-asian="12pt" style:font-size-complex="12pt"/>
    </style:style>
    <style:style style:name="P61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1c7882" officeooo:paragraph-rsid="001c7882" style:font-size-asian="12pt" style:font-size-complex="12pt"/>
    </style:style>
    <style:style style:name="P62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1c7882" officeooo:paragraph-rsid="0040a14c" style:font-size-asian="12pt" style:font-size-complex="12pt"/>
    </style:style>
    <style:style style:name="P63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40a14c" officeooo:paragraph-rsid="001c7882" style:font-size-asian="12pt" style:font-size-complex="12pt"/>
    </style:style>
    <style:style style:name="P64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40a14c" officeooo:paragraph-rsid="0040a14c" style:font-size-asian="12pt" style:font-size-complex="12pt"/>
    </style:style>
    <style:style style:name="P65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paragraph-rsid="0040a14c" style:font-size-asian="12pt" style:font-size-complex="12pt"/>
    </style:style>
    <style:style style:name="P66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paragraph-rsid="005c4450" style:font-size-asian="12pt" style:font-size-complex="12pt"/>
    </style:style>
    <style:style style:name="P67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paragraph-rsid="0061d66a" style:font-size-asian="12pt" style:font-size-complex="12pt"/>
    </style:style>
    <style:style style:name="P68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paragraph-rsid="00655c96" style:font-size-asian="12pt" style:font-size-complex="12pt"/>
    </style:style>
    <style:style style:name="P69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fo:font-style="italic" style:text-underline-style="solid" style:text-underline-width="auto" style:text-underline-color="font-color" officeooo:paragraph-rsid="0040a14c" style:font-size-asian="12pt" style:font-style-asian="italic" style:font-size-complex="12pt" style:font-style-complex="italic"/>
    </style:style>
    <style:style style:name="P70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fo:font-style="normal" fo:font-weight="normal" officeooo:rsid="005ba32c" officeooo:paragraph-rsid="0040a14c" style:font-size-asian="12pt" style:font-style-asian="normal" style:font-weight-asian="normal" style:font-size-complex="12pt"/>
    </style:style>
    <style:style style:name="P71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fo:font-style="normal" fo:font-weight="normal" officeooo:rsid="005f428c" officeooo:paragraph-rsid="0040a14c" style:font-size-asian="12pt" style:font-style-asian="normal" style:font-weight-asian="normal" style:font-size-complex="12pt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96f785" officeooo:paragraph-rsid="0096f785" style:font-size-asian="12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officeooo:paragraph-rsid="0096f785"/>
    </style:style>
    <style:style style:name="P74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96f785" style:font-size-asian="12pt" style:font-size-complex="12pt"/>
    </style:style>
    <style:style style:name="P75" style:family="paragraph" style:parent-style-name="Standard">
      <style:paragraph-properties fo:text-align="start" style:justify-single-word="false"/>
      <style:text-properties fo:color="#000000" style:font-name="Liberation Serif" fo:font-size="12pt" officeooo:rsid="003dcd2d" officeooo:paragraph-rsid="003dcd2d" style:font-size-asian="12pt" style:font-size-complex="12pt"/>
    </style:style>
    <style:style style:name="P76" style:family="paragraph" style:parent-style-name="Standard">
      <style:paragraph-properties fo:text-align="center" style:justify-single-word="false"/>
      <style:text-properties fo:color="#000000" style:font-name="Liberation Serif" fo:font-size="12pt" officeooo:rsid="001c7882" officeooo:paragraph-rsid="001c7882" style:font-size-asian="12pt" style:font-size-complex="12pt"/>
    </style:style>
    <style:style style:name="P77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paragraph-rsid="0096f785" style:font-size-asian="12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0000cd" style:font-name="Liberation Serif" fo:font-size="12pt" officeooo:paragraph-rsid="0096f785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af1b" style:font-weight-asian="bold" style:font-weight-complex="bold"/>
    </style:style>
    <style:style style:name="T3" style:family="text">
      <style:text-properties fo:font-weight="bold" officeooo:rsid="0035f8bf" style:font-weight-asian="bold" style:font-weight-complex="bold"/>
    </style:style>
    <style:style style:name="T4" style:family="text">
      <style:text-properties fo:font-weight="bold" officeooo:rsid="0038b4aa" style:font-weight-asian="bold" style:font-weight-complex="bold"/>
    </style:style>
    <style:style style:name="T5" style:family="text">
      <style:text-properties fo:font-weight="bold" officeooo:rsid="003a4320" style:font-weight-asian="bold" style:font-weight-complex="bold"/>
    </style:style>
    <style:style style:name="T6" style:family="text">
      <style:text-properties fo:font-weight="bold" officeooo:rsid="003f657d" style:font-weight-asian="bold" style:font-weight-complex="bold"/>
    </style:style>
    <style:style style:name="T7" style:family="text">
      <style:text-properties fo:font-weight="bold" officeooo:rsid="003bb1d3" style:font-weight-asian="bold" style:font-weight-complex="bold"/>
    </style:style>
    <style:style style:name="T8" style:family="text">
      <style:text-properties fo:font-weight="bold" officeooo:rsid="003dcd2d" style:font-weight-asian="bold" style:font-weight-complex="bold"/>
    </style:style>
    <style:style style:name="T9" style:family="text">
      <style:text-properties fo:font-weight="bold" officeooo:rsid="003f38dd" style:font-weight-asian="bold" style:font-weight-complex="bold"/>
    </style:style>
    <style:style style:name="T10" style:family="text">
      <style:text-properties fo:font-weight="bold" officeooo:rsid="001c7882" style:font-weight-asian="bold" style:font-weight-complex="bold"/>
    </style:style>
    <style:style style:name="T11" style:family="text">
      <style:text-properties fo:font-weight="bold" officeooo:rsid="00421d53" style:font-weight-asian="bold" style:font-weight-complex="bold"/>
    </style:style>
    <style:style style:name="T12" style:family="text">
      <style:text-properties fo:font-weight="bold" officeooo:rsid="00470e46" style:font-weight-asian="bold" style:font-weight-complex="bold"/>
    </style:style>
    <style:style style:name="T13" style:family="text">
      <style:text-properties fo:font-weight="bold" officeooo:rsid="004aa486" style:font-weight-asian="bold" style:font-weight-complex="bold"/>
    </style:style>
    <style:style style:name="T14" style:family="text">
      <style:text-properties fo:font-weight="bold" officeooo:rsid="00570e24" style:font-weight-asian="bold" style:font-weight-complex="bold"/>
    </style:style>
    <style:style style:name="T15" style:family="text">
      <style:text-properties fo:font-weight="bold" officeooo:rsid="0080480b" style:font-weight-asian="bold" style:font-weight-complex="bold"/>
    </style:style>
    <style:style style:name="T16" style:family="text">
      <style:text-properties fo:font-weight="bold" officeooo:rsid="008edb3d" style:font-weight-asian="bold" style:font-weight-complex="bold"/>
    </style:style>
    <style:style style:name="T17" style:family="text">
      <style:text-properties fo:font-weight="bold" officeooo:rsid="009961b9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1faf1b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20c6ba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218abc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231353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23b98f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26435f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2d74f7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2da397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304e4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31b796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335ffd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352a9b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91f7eb" style:font-style-asian="italic" style:font-weight-asian="bold" style:font-style-complex="italic" style:font-weight-complex="bold"/>
    </style:style>
    <style:style style:name="T3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4" style:family="text">
      <style:text-properties fo:font-style="italic" style:text-underline-style="none" fo:font-weight="bold" officeooo:rsid="001faf1b" style:font-style-asian="italic" style:font-weight-asian="bold" style:font-style-complex="italic" style:font-weight-complex="bold"/>
    </style:style>
    <style:style style:name="T3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7" style:family="text">
      <style:text-properties fo:font-style="italic" style:text-underline-style="solid" style:text-underline-width="auto" style:text-underline-color="font-color" officeooo:rsid="003bb1d3" style:font-style-asian="italic" style:font-style-complex="italic"/>
    </style:style>
    <style:style style:name="T38" style:family="text">
      <style:text-properties fo:font-style="italic" fo:font-weight="normal" style:font-style-asian="italic" style:font-weight-asian="normal"/>
    </style:style>
    <style:style style:name="T39" style:family="text">
      <style:text-properties officeooo:rsid="001faf1b"/>
    </style:style>
    <style:style style:name="T40" style:family="text">
      <style:text-properties officeooo:rsid="0020c6ba"/>
    </style:style>
    <style:style style:name="T41" style:family="text">
      <style:text-properties officeooo:rsid="00218abc"/>
    </style:style>
    <style:style style:name="T42" style:family="text">
      <style:text-properties officeooo:rsid="00231353"/>
    </style:style>
    <style:style style:name="T43" style:family="text">
      <style:text-properties officeooo:rsid="0023b98f"/>
    </style:style>
    <style:style style:name="T44" style:family="text">
      <style:text-properties fo:font-size="12pt" officeooo:rsid="001c7882" style:font-size-asian="12pt" style:font-size-complex="12pt"/>
    </style:style>
    <style:style style:name="T45" style:family="text">
      <style:text-properties fo:font-size="12pt" officeooo:rsid="00352a9b" style:font-size-asian="12pt" style:font-size-complex="12pt"/>
    </style:style>
    <style:style style:name="T46" style:family="text">
      <style:text-properties fo:font-size="12pt" officeooo:rsid="004aa486" style:font-size-asian="12pt" style:font-size-complex="12pt"/>
    </style:style>
    <style:style style:name="T47" style:family="text">
      <style:text-properties fo:font-size="12pt" officeooo:rsid="0096f785" style:font-size-asian="12pt" style:font-size-complex="12pt"/>
    </style:style>
    <style:style style:name="T48" style:family="text">
      <style:text-properties fo:font-size="12pt" officeooo:rsid="0098141c" style:font-size-asian="12pt" style:font-size-complex="12pt"/>
    </style:style>
    <style:style style:name="T49" style:family="text">
      <style:text-properties fo:font-size="12pt" fo:font-style="italic" fo:font-weight="bold" officeooo:rsid="001c7882" style:font-size-asian="12pt" style:font-style-asian="italic" style:font-weight-asian="bold" style:font-size-complex="12pt" style:font-style-complex="italic" style:font-weight-complex="bold"/>
    </style:style>
    <style:style style:name="T50" style:family="text">
      <style:text-properties fo:font-size="12pt" fo:font-style="italic" fo:font-weight="bold" officeooo:rsid="0031b796" style:font-size-asian="12pt" style:font-style-asian="italic" style:font-weight-asian="bold" style:font-size-complex="12pt" style:font-style-complex="italic" style:font-weight-complex="bold"/>
    </style:style>
    <style:style style:name="T51" style:family="text">
      <style:text-properties fo:font-size="12pt" fo:font-style="italic" fo:font-weight="bold" officeooo:rsid="00352a9b" style:font-size-asian="12pt" style:font-style-asian="italic" style:font-weight-asian="bold" style:font-size-complex="12pt" style:font-style-complex="italic" style:font-weight-complex="bold"/>
    </style:style>
    <style:style style:name="T52" style:family="text">
      <style:text-properties fo:font-size="12pt" fo:font-weight="bold" officeooo:rsid="004aa486" style:font-size-asian="12pt" style:font-weight-asian="bold" style:font-size-complex="12pt" style:font-weight-complex="bold"/>
    </style:style>
    <style:style style:name="T53" style:family="text">
      <style:text-properties fo:font-size="12pt" fo:font-weight="bold" officeooo:rsid="0096f785" style:font-size-asian="12pt" style:font-weight-asian="bold" style:font-size-complex="12pt" style:font-weight-complex="bold"/>
    </style:style>
    <style:style style:name="T54" style:family="text">
      <style:text-properties fo:font-size="12pt" fo:font-weight="bold" officeooo:rsid="0098141c" style:font-size-asian="12pt" style:font-weight-asian="bold" style:font-size-complex="12pt" style:font-weight-complex="bold"/>
    </style:style>
    <style:style style:name="T55" style:family="text">
      <style:text-properties fo:font-size="12pt" fo:font-style="normal" fo:font-weight="normal" officeooo:rsid="009971da" style:font-size-asian="12pt" style:font-style-asian="normal" style:font-weight-asian="normal" style:font-size-complex="12pt"/>
    </style:style>
    <style:style style:name="T56" style:family="text">
      <style:text-properties officeooo:rsid="0026435f"/>
    </style:style>
    <style:style style:name="T57" style:family="text">
      <style:text-properties officeooo:rsid="0027ca40"/>
    </style:style>
    <style:style style:name="T58" style:family="text">
      <style:text-properties officeooo:rsid="0027fe32"/>
    </style:style>
    <style:style style:name="T59" style:family="text">
      <style:text-properties officeooo:rsid="0029e7ae"/>
    </style:style>
    <style:style style:name="T60" style:family="text">
      <style:text-properties officeooo:rsid="002b135e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29e7ae" style:font-weight-asian="normal" style:font-weight-complex="normal"/>
    </style:style>
    <style:style style:name="T63" style:family="text">
      <style:text-properties fo:font-weight="normal" officeooo:rsid="0080480b" style:font-weight-asian="normal"/>
    </style:style>
    <style:style style:name="T64" style:family="text">
      <style:text-properties fo:font-weight="normal" officeooo:rsid="005ba32c" style:font-weight-asian="normal"/>
    </style:style>
    <style:style style:name="T65" style:family="text">
      <style:text-properties officeooo:rsid="002c1c70"/>
    </style:style>
    <style:style style:name="T66" style:family="text">
      <style:text-properties officeooo:rsid="002d74f7"/>
    </style:style>
    <style:style style:name="T67" style:family="text">
      <style:text-properties officeooo:rsid="002da397"/>
    </style:style>
    <style:style style:name="T68" style:family="text">
      <style:text-properties officeooo:rsid="002e7e02"/>
    </style:style>
    <style:style style:name="T69" style:family="text">
      <style:text-properties officeooo:rsid="00304e4d"/>
    </style:style>
    <style:style style:name="T70" style:family="text">
      <style:text-properties officeooo:rsid="0031b796"/>
    </style:style>
    <style:style style:name="T71" style:family="text">
      <style:text-properties officeooo:rsid="00335ffd"/>
    </style:style>
    <style:style style:name="T72" style:family="text">
      <style:text-properties officeooo:rsid="00352a9b"/>
    </style:style>
    <style:style style:name="T73" style:family="text">
      <style:text-properties officeooo:rsid="0035f8bf"/>
    </style:style>
    <style:style style:name="T74" style:family="text">
      <style:text-properties officeooo:rsid="0038b4aa"/>
    </style:style>
    <style:style style:name="T75" style:family="text">
      <style:text-properties officeooo:rsid="003a4320"/>
    </style:style>
    <style:style style:name="T76" style:family="text">
      <style:text-properties officeooo:rsid="003bb1d3"/>
    </style:style>
    <style:style style:name="T77" style:family="text">
      <style:text-properties officeooo:rsid="003f38dd"/>
    </style:style>
    <style:style style:name="T78" style:family="text">
      <style:text-properties officeooo:rsid="003dcd2d"/>
    </style:style>
    <style:style style:name="T79" style:family="text">
      <style:text-properties officeooo:rsid="003f657d"/>
    </style:style>
    <style:style style:name="T80" style:family="text">
      <style:text-properties fo:font-style="normal" fo:font-weight="normal" style:font-style-asian="normal" style:font-weight-asian="normal"/>
    </style:style>
    <style:style style:name="T81" style:family="text">
      <style:text-properties fo:font-style="normal" fo:font-weight="normal" officeooo:rsid="0040a14c" style:font-style-asian="normal" style:font-weight-asian="normal"/>
    </style:style>
    <style:style style:name="T82" style:family="text">
      <style:text-properties fo:font-style="normal" fo:font-weight="normal" officeooo:rsid="00421d53" style:font-style-asian="normal" style:font-weight-asian="normal"/>
    </style:style>
    <style:style style:name="T83" style:family="text">
      <style:text-properties fo:font-style="normal" fo:font-weight="normal" officeooo:rsid="004aa486" style:font-style-asian="normal" style:font-weight-asian="normal"/>
    </style:style>
    <style:style style:name="T84" style:family="text">
      <style:text-properties fo:font-style="normal" fo:font-weight="normal" officeooo:rsid="005ba32c" style:font-style-asian="normal" style:font-weight-asian="normal"/>
    </style:style>
    <style:style style:name="T85" style:family="text">
      <style:text-properties fo:font-style="normal" fo:font-weight="normal" officeooo:rsid="005c4450" style:font-style-asian="normal" style:font-weight-asian="normal"/>
    </style:style>
    <style:style style:name="T86" style:family="text">
      <style:text-properties fo:font-style="normal" fo:font-weight="normal" officeooo:rsid="005e7418" style:font-style-asian="normal" style:font-weight-asian="normal"/>
    </style:style>
    <style:style style:name="T87" style:family="text">
      <style:text-properties fo:font-style="normal" fo:font-weight="normal" officeooo:rsid="005f428c" style:font-style-asian="normal" style:font-weight-asian="normal"/>
    </style:style>
    <style:style style:name="T88" style:family="text">
      <style:text-properties fo:font-style="normal" fo:font-weight="normal" officeooo:rsid="0060d74f" style:font-style-asian="normal" style:font-weight-asian="normal"/>
    </style:style>
    <style:style style:name="T89" style:family="text">
      <style:text-properties fo:font-style="normal" fo:font-weight="normal" officeooo:rsid="0061d66a" style:font-style-asian="normal" style:font-weight-asian="normal"/>
    </style:style>
    <style:style style:name="T90" style:family="text">
      <style:text-properties fo:font-style="normal" fo:font-weight="normal" officeooo:rsid="0063654c" style:font-style-asian="normal" style:font-weight-asian="normal"/>
    </style:style>
    <style:style style:name="T91" style:family="text">
      <style:text-properties fo:font-style="normal" fo:font-weight="normal" officeooo:rsid="00640bfd" style:font-style-asian="normal" style:font-weight-asian="normal"/>
    </style:style>
    <style:style style:name="T92" style:family="text">
      <style:text-properties fo:font-style="normal" fo:font-weight="normal" officeooo:rsid="00655c96" style:font-style-asian="normal" style:font-weight-asian="normal"/>
    </style:style>
    <style:style style:name="T93" style:family="text">
      <style:text-properties fo:font-style="normal" fo:font-weight="normal" officeooo:rsid="0076be81" style:font-style-asian="normal" style:font-weight-asian="normal"/>
    </style:style>
    <style:style style:name="T94" style:family="text">
      <style:text-properties fo:font-style="normal" fo:font-weight="normal" officeooo:rsid="0080480b" style:font-style-asian="normal" style:font-weight-asian="normal"/>
    </style:style>
    <style:style style:name="T95" style:family="text">
      <style:text-properties fo:font-style="normal" fo:font-weight="normal" officeooo:rsid="0098141c" style:font-style-asian="normal" style:font-weight-asian="normal"/>
    </style:style>
    <style:style style:name="T96" style:family="text">
      <style:text-properties fo:font-style="normal" fo:font-weight="normal" style:font-style-asian="normal" style:font-weight-asian="normal"/>
    </style:style>
    <style:style style:name="T97" style:family="text">
      <style:text-properties fo:font-style="normal" fo:font-weight="normal" style:font-style-asian="normal" style:font-weight-asian="normal"/>
    </style:style>
    <style:style style:name="T98" style:family="text">
      <style:text-properties fo:font-style="normal" fo:font-weight="normal" style:font-style-asian="normal" style:font-weight-asian="normal"/>
    </style:style>
    <style:style style:name="T99" style:family="text">
      <style:text-properties fo:font-style="normal" fo:font-weight="normal" style:font-style-asian="normal" style:font-weight-asian="normal"/>
    </style:style>
    <style:style style:name="T100" style:family="text">
      <style:text-properties fo:font-style="normal" fo:font-weight="normal" style:font-style-asian="normal" style:font-weight-asian="normal"/>
    </style:style>
    <style:style style:name="T101" style:family="text">
      <style:text-properties fo:font-style="normal" fo:font-weight="normal" officeooo:rsid="009961b9" style:font-style-asian="normal" style:font-weight-asian="normal"/>
    </style:style>
    <style:style style:name="T102" style:family="text">
      <style:text-properties fo:font-style="normal" fo:font-weight="normal" officeooo:rsid="009971da" style:font-style-asian="normal" style:font-weight-asian="normal"/>
    </style:style>
    <style:style style:name="T103" style:family="text">
      <style:text-properties fo:font-style="normal" fo:font-weight="bold" style:font-style-asian="normal" style:font-weight-asian="bold" style:font-weight-complex="bold"/>
    </style:style>
    <style:style style:name="T104" style:family="text">
      <style:text-properties fo:font-style="normal" fo:font-weight="bold" officeooo:rsid="0080480b" style:font-style-asian="normal" style:font-weight-asian="bold" style:font-weight-complex="bold"/>
    </style:style>
    <style:style style:name="T105" style:family="text">
      <style:text-properties fo:font-style="normal" fo:font-weight="bold" officeooo:rsid="005e7418" style:font-style-asian="normal" style:font-weight-asian="bold" style:font-weight-complex="bold"/>
    </style:style>
    <style:style style:name="T106" style:family="text">
      <style:text-properties fo:font-style="normal" fo:font-weight="bold" officeooo:rsid="005f428c" style:font-style-asian="normal" style:font-weight-asian="bold" style:font-weight-complex="bold"/>
    </style:style>
    <style:style style:name="T107" style:family="text">
      <style:text-properties fo:font-style="normal" fo:font-weight="bold" officeooo:rsid="0060d74f" style:font-style-asian="normal" style:font-weight-asian="bold" style:font-weight-complex="bold"/>
    </style:style>
    <style:style style:name="T108" style:family="text">
      <style:text-properties fo:font-style="normal" fo:font-weight="bold" officeooo:rsid="0061d66a" style:font-style-asian="normal" style:font-weight-asian="bold" style:font-weight-complex="bold"/>
    </style:style>
    <style:style style:name="T109" style:family="text">
      <style:text-properties fo:font-style="normal" fo:font-weight="bold" officeooo:rsid="0076be81" style:font-style-asian="normal" style:font-weight-asian="bold" style:font-weight-complex="bold"/>
    </style:style>
    <style:style style:name="T110" style:family="text">
      <style:text-properties fo:font-style="normal" style:font-style-asian="normal"/>
    </style:style>
    <style:style style:name="T111" style:family="text">
      <style:text-properties fo:font-style="normal" officeooo:rsid="009961b9" style:font-style-asian="normal"/>
    </style:style>
    <style:style style:name="T112" style:family="text">
      <style:text-properties fo:font-style="normal" officeooo:rsid="009971da" style:font-style-asian="normal"/>
    </style:style>
    <style:style style:name="T113" style:family="text">
      <style:text-properties officeooo:rsid="001c7882"/>
    </style:style>
    <style:style style:name="T114" style:family="text">
      <style:text-properties officeooo:rsid="00421d53"/>
    </style:style>
    <style:style style:name="T115" style:family="text">
      <style:text-properties officeooo:rsid="00439e26"/>
    </style:style>
    <style:style style:name="T116" style:family="text">
      <style:text-properties officeooo:rsid="004545d1"/>
    </style:style>
    <style:style style:name="T117" style:family="text">
      <style:text-properties fo:color="#000000"/>
    </style:style>
    <style:style style:name="T118" style:family="text">
      <style:text-properties fo:color="#000000" style:font-name="Liberation Serif"/>
    </style:style>
    <style:style style:name="T119" style:family="text">
      <style:text-properties fo:color="#000000" style:font-name="Liberation Serif" fo:font-style="normal" fo:font-weight="normal" style:font-style-asian="normal" style:font-weight-asian="normal"/>
    </style:style>
    <style:style style:name="T120" style:family="text">
      <style:text-properties fo:color="#000000" style:font-name="Liberation Serif" fo:font-style="normal" fo:font-weight="bold" style:font-style-asian="normal" style:font-weight-asian="bold" style:font-weight-complex="bold"/>
    </style:style>
    <style:style style:name="T121" style:family="text">
      <style:text-properties fo:color="#000000" style:font-name="Liberation Serif" officeooo:rsid="004933e9"/>
    </style:style>
    <style:style style:name="T122" style:family="text">
      <style:text-properties fo:color="#000000" style:font-name="Liberation Serif" fo:font-size="12pt" style:font-size-asian="12pt" style:font-size-complex="12pt"/>
    </style:style>
    <style:style style:name="T123" style:family="text">
      <style:text-properties fo:color="#000000" style:font-name="Liberation Serif" fo:font-size="12pt" officeooo:rsid="001c7882" style:font-size-asian="12pt" style:font-size-complex="12pt"/>
    </style:style>
    <style:style style:name="T124" style:family="text">
      <style:text-properties fo:color="#000000" style:font-name="Liberation Serif" fo:font-size="12pt" officeooo:rsid="004933e9" style:font-size-asian="12pt" style:font-size-complex="12pt"/>
    </style:style>
    <style:style style:name="T125" style:family="text">
      <style:text-properties fo:color="#000000" style:font-name="Liberation Serif" fo:font-size="12pt" officeooo:rsid="0049de7b" style:font-size-asian="12pt" style:font-size-complex="12pt"/>
    </style:style>
    <style:style style:name="T126" style:family="text">
      <style:text-properties fo:color="#000000" style:font-name="Liberation Serif" fo:font-size="12pt" officeooo:rsid="0067ff8d" style:font-size-asian="12pt" style:font-size-complex="12pt"/>
    </style:style>
    <style:style style:name="T127" style:family="text">
      <style:text-properties fo:color="#000000" style:font-name="Liberation Serif" fo:font-size="12pt" officeooo:rsid="006bc6d7" style:font-size-asian="12pt" style:font-size-complex="12pt"/>
    </style:style>
    <style:style style:name="T128" style:family="text">
      <style:text-properties fo:color="#000000" style:font-name="Liberation Serif" fo:font-size="12pt" officeooo:rsid="006ea42a" style:font-size-asian="12pt" style:font-size-complex="12pt"/>
    </style:style>
    <style:style style:name="T129" style:family="text">
      <style:text-properties fo:color="#000000" style:font-name="Liberation Serif" fo:font-size="12pt" officeooo:rsid="006eac7a" style:font-size-asian="12pt" style:font-size-complex="12pt"/>
    </style:style>
    <style:style style:name="T130" style:family="text">
      <style:text-properties fo:color="#000000" style:font-name="Liberation Serif" fo:font-size="12pt" officeooo:rsid="0072c374" style:font-size-asian="12pt" style:font-size-complex="12pt"/>
    </style:style>
    <style:style style:name="T131" style:family="text">
      <style:text-properties fo:color="#000000" style:font-name="Liberation Serif" fo:font-size="12pt" officeooo:rsid="00700780" style:font-size-asian="12pt" style:font-size-complex="12pt"/>
    </style:style>
    <style:style style:name="T132" style:family="text">
      <style:text-properties fo:color="#000000" style:font-name="Liberation Serif" fo:font-size="12pt" officeooo:rsid="0079b455" style:font-size-asian="12pt" style:font-size-complex="12pt"/>
    </style:style>
    <style:style style:name="T133" style:family="text">
      <style:text-properties fo:color="#000000" style:font-name="Liberation Serif" fo:font-size="12pt" officeooo:rsid="007a8481" style:font-size-asian="12pt" style:font-size-complex="12pt"/>
    </style:style>
    <style:style style:name="T134" style:family="text">
      <style:text-properties fo:color="#000000" style:font-name="Liberation Serif" fo:font-size="12pt" officeooo:rsid="007bbfa3" style:font-size-asian="12pt" style:font-size-complex="12pt"/>
    </style:style>
    <style:style style:name="T135" style:family="text">
      <style:text-properties fo:color="#000000" style:font-name="Liberation Serif" fo:font-size="12pt" officeooo:rsid="0080480b" style:font-size-asian="12pt" style:font-size-complex="12pt"/>
    </style:style>
    <style:style style:name="T136" style:family="text">
      <style:text-properties fo:color="#000000" style:font-name="Liberation Serif" fo:font-size="12pt" officeooo:rsid="00811773" style:font-size-asian="12pt" style:font-size-complex="12pt"/>
    </style:style>
    <style:style style:name="T137" style:family="text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T138" style:family="text">
      <style:text-properties fo:color="#000000" style:font-name="Liberation Serif" fo:font-size="12pt" fo:font-weight="bold" officeooo:rsid="0049de7b" style:font-size-asian="12pt" style:font-weight-asian="bold" style:font-size-complex="12pt" style:font-weight-complex="bold"/>
    </style:style>
    <style:style style:name="T139" style:family="text">
      <style:text-properties fo:color="#000000" style:font-name="Liberation Serif" fo:font-size="12pt" fo:font-weight="bold" officeooo:rsid="004aa486" style:font-size-asian="12pt" style:font-weight-asian="bold" style:font-size-complex="12pt" style:font-weight-complex="bold"/>
    </style:style>
    <style:style style:name="T140" style:family="text">
      <style:text-properties fo:color="#000000" style:font-name="Liberation Serif" fo:font-size="12pt" fo:font-weight="bold" officeooo:rsid="001c7882" style:font-size-asian="12pt" style:font-weight-asian="bold" style:font-size-complex="12pt" style:font-weight-complex="bold"/>
    </style:style>
    <style:style style:name="T141" style:family="text">
      <style:text-properties fo:color="#000000" style:font-name="Liberation Serif" fo:font-size="12pt" fo:font-weight="bold" officeooo:rsid="0079b455" style:font-size-asian="12pt" style:font-weight-asian="bold" style:font-size-complex="12pt" style:font-weight-complex="bold"/>
    </style:style>
    <style:style style:name="T142" style:family="text">
      <style:text-properties fo:color="#000000" style:font-name="Liberation Serif" fo:font-size="12pt" fo:font-weight="bold" officeooo:rsid="0067ff8d" style:font-size-asian="12pt" style:font-weight-asian="bold" style:font-size-complex="12pt" style:font-weight-complex="bold"/>
    </style:style>
    <style:style style:name="T143" style:family="text">
      <style:text-properties fo:color="#000000" style:font-name="Liberation Serif" fo:font-size="12pt" fo:font-weight="bold" officeooo:rsid="006bc6d7" style:font-size-asian="12pt" style:font-weight-asian="bold" style:font-size-complex="12pt" style:font-weight-complex="bold"/>
    </style:style>
    <style:style style:name="T144" style:family="text">
      <style:text-properties fo:color="#000000" style:font-name="Liberation Serif" fo:font-size="12pt" fo:font-weight="bold" officeooo:rsid="006ea42a" style:font-size-asian="12pt" style:font-weight-asian="bold" style:font-size-complex="12pt" style:font-weight-complex="bold"/>
    </style:style>
    <style:style style:name="T145" style:family="text">
      <style:text-properties fo:color="#000000" style:font-name="Liberation Serif" fo:font-size="12pt" fo:font-weight="bold" officeooo:rsid="006eac7a" style:font-size-asian="12pt" style:font-weight-asian="bold" style:font-size-complex="12pt" style:font-weight-complex="bold"/>
    </style:style>
    <style:style style:name="T146" style:family="text">
      <style:text-properties fo:color="#000000" style:font-name="Liberation Serif" fo:font-size="12pt" fo:font-weight="bold" officeooo:rsid="0072c374" style:font-size-asian="12pt" style:font-weight-asian="bold" style:font-size-complex="12pt" style:font-weight-complex="bold"/>
    </style:style>
    <style:style style:name="T147" style:family="text">
      <style:text-properties fo:color="#000000" style:font-name="Liberation Serif" fo:font-size="12pt" fo:font-weight="bold" officeooo:rsid="00700780" style:font-size-asian="12pt" style:font-weight-asian="bold" style:font-size-complex="12pt" style:font-weight-complex="bold"/>
    </style:style>
    <style:style style:name="T148" style:family="text">
      <style:text-properties fo:color="#000000" style:font-name="Liberation Serif" fo:font-size="12pt" fo:font-weight="bold" officeooo:rsid="007342ac" style:font-size-asian="12pt" style:font-weight-asian="bold" style:font-size-complex="12pt" style:font-weight-complex="bold"/>
    </style:style>
    <style:style style:name="T149" style:family="text">
      <style:text-properties fo:color="#000000" style:font-name="Liberation Serif" fo:font-size="12pt" fo:font-weight="bold" officeooo:rsid="0080480b" style:font-size-asian="12pt" style:font-weight-asian="bold" style:font-size-complex="12pt" style:font-weight-complex="bold"/>
    </style:style>
    <style:style style:name="T150" style:family="text">
      <style:text-properties fo:color="#000000" style:font-name="Liberation Serif" fo:font-size="12pt" fo:font-weight="bold" officeooo:rsid="00811773" style:font-size-asian="12pt" style:font-weight-asian="bold" style:font-size-complex="12pt" style:font-weight-complex="bold"/>
    </style:style>
    <style:style style:name="T151" style:family="text">
      <style:text-properties fo:color="#000000" style:font-name="Liberation Serif" fo:font-size="12pt" fo:font-weight="bold" officeooo:rsid="007a8481" style:font-size-asian="12pt" style:font-weight-asian="bold" style:font-size-complex="12pt" style:font-weight-complex="bold"/>
    </style:style>
    <style:style style:name="T152" style:family="text">
      <style:text-properties fo:color="#000000" style:font-name="Liberation Serif" fo:font-size="12pt" fo:font-weight="bold" officeooo:rsid="007bbfa3" style:font-size-asian="12pt" style:font-weight-asian="bold" style:font-size-complex="12pt" style:font-weight-complex="bold"/>
    </style:style>
    <style:style style:name="T153" style:family="text">
      <style:text-properties fo:color="#000000" style:font-name="Liberation Serif" fo:font-size="12pt" fo:font-weight="bold" officeooo:rsid="0091f121" style:font-size-asian="12pt" style:font-weight-asian="bold" style:font-size-complex="12pt" style:font-weight-complex="bold"/>
    </style:style>
    <style:style style:name="T154" style:family="text">
      <style:text-properties fo:color="#000000" style:font-name="Liberation Serif" fo:font-size="12pt" fo:font-weight="bold" officeooo:rsid="00811773" style:font-name-asian="Noto Sans Mono CJK SC" style:font-size-asian="12pt" style:font-weight-asian="bold" style:font-name-complex="Liberation Mono" style:font-size-complex="12pt" style:font-weight-complex="bold"/>
    </style:style>
    <style:style style:name="T155" style:family="text">
      <style:text-properties fo:color="#000000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56" style:family="text">
      <style:text-properties fo:color="#000000" style:font-name="Liberation Serif" fo:font-size="12pt" fo:font-style="normal" fo:font-weight="normal" officeooo:rsid="00753bf6" style:font-size-asian="12pt" style:font-style-asian="normal" style:font-weight-asian="normal" style:font-size-complex="12pt"/>
    </style:style>
    <style:style style:name="T157" style:family="text">
      <style:text-properties fo:color="#000000" style:font-name="Liberation Serif" fo:font-size="12pt" fo:font-style="normal" fo:font-weight="normal" officeooo:rsid="005e7418" style:font-size-asian="12pt" style:font-style-asian="normal" style:font-weight-asian="normal" style:font-size-complex="12pt"/>
    </style:style>
    <style:style style:name="T158" style:family="text">
      <style:text-properties fo:color="#000000" style:font-name="Liberation Serif" fo:font-size="12pt" fo:font-style="normal" fo:font-weight="normal" officeooo:rsid="005f428c" style:font-size-asian="12pt" style:font-style-asian="normal" style:font-weight-asian="normal" style:font-size-complex="12pt"/>
    </style:style>
    <style:style style:name="T159" style:family="text">
      <style:text-properties fo:color="#000000" style:font-name="Liberation Serif" fo:font-size="12pt" fo:font-style="normal" fo:font-weight="normal" officeooo:rsid="0060d74f" style:font-size-asian="12pt" style:font-style-asian="normal" style:font-weight-asian="normal" style:font-size-complex="12pt"/>
    </style:style>
    <style:style style:name="T160" style:family="text">
      <style:text-properties fo:color="#000000" style:font-name="Liberation Serif" fo:font-size="12pt" fo:font-style="normal" fo:font-weight="normal" officeooo:rsid="0067ff8d" style:font-size-asian="12pt" style:font-style-asian="normal" style:font-weight-asian="normal" style:font-size-complex="12pt"/>
    </style:style>
    <style:style style:name="T161" style:family="text">
      <style:text-properties fo:color="#000000" style:font-name="Liberation Serif" fo:font-size="12pt" fo:font-style="normal" fo:font-weight="normal" officeooo:rsid="0063654c" style:font-size-asian="12pt" style:font-style-asian="normal" style:font-weight-asian="normal" style:font-size-complex="12pt"/>
    </style:style>
    <style:style style:name="T162" style:family="text">
      <style:text-properties fo:color="#000000" style:font-name="Liberation Serif" fo:font-size="12pt" fo:font-style="normal" fo:font-weight="normal" officeooo:rsid="00640bfd" style:font-size-asian="12pt" style:font-style-asian="normal" style:font-weight-asian="normal" style:font-size-complex="12pt"/>
    </style:style>
    <style:style style:name="T163" style:family="text">
      <style:text-properties fo:color="#000000" style:font-name="Liberation Serif" fo:font-size="12pt" fo:font-style="normal" fo:font-weight="normal" officeooo:rsid="00670043" style:font-size-asian="12pt" style:font-style-asian="normal" style:font-weight-asian="normal" style:font-size-complex="12pt"/>
    </style:style>
    <style:style style:name="T164" style:family="text">
      <style:text-properties fo:color="#000000" style:font-name="Liberation Serif" fo:font-size="12pt" fo:font-style="normal" fo:font-weight="normal" officeooo:rsid="006d73a6" style:font-size-asian="12pt" style:font-style-asian="normal" style:font-weight-asian="normal" style:font-size-complex="12pt"/>
    </style:style>
    <style:style style:name="T165" style:family="text">
      <style:text-properties fo:color="#000000" style:font-name="Liberation Serif" fo:font-size="12pt" fo:font-style="normal" fo:font-weight="normal" officeooo:rsid="00700780" style:font-size-asian="12pt" style:font-style-asian="normal" style:font-weight-asian="normal" style:font-size-complex="12pt"/>
    </style:style>
    <style:style style:name="T166" style:family="text">
      <style:text-properties fo:color="#000000" style:font-name="Liberation Serif" fo:font-size="12pt" fo:font-style="normal" fo:font-weight="normal" officeooo:rsid="0070f799" style:font-size-asian="12pt" style:font-style-asian="normal" style:font-weight-asian="normal" style:font-size-complex="12pt"/>
    </style:style>
    <style:style style:name="T167" style:family="text">
      <style:text-properties fo:color="#000000" style:font-name="Liberation Serif" fo:font-size="12pt" fo:font-style="normal" fo:font-weight="normal" officeooo:rsid="007342ac" style:font-size-asian="12pt" style:font-style-asian="normal" style:font-weight-asian="normal" style:font-size-complex="12pt"/>
    </style:style>
    <style:style style:name="T168" style:family="text">
      <style:text-properties fo:color="#000000" style:font-name="Liberation Serif" fo:font-size="12pt" fo:font-style="normal" fo:font-weight="normal" officeooo:rsid="007ee1d0" style:font-size-asian="12pt" style:font-style-asian="normal" style:font-weight-asian="normal" style:font-size-complex="12pt"/>
    </style:style>
    <style:style style:name="T169" style:family="text">
      <style:text-properties fo:color="#000000" style:font-name="Liberation Serif" fo:font-size="12pt" fo:font-style="normal" fo:font-weight="normal" officeooo:rsid="0076f0ed" style:font-size-asian="12pt" style:font-style-asian="normal" style:font-weight-asian="normal" style:font-size-complex="12pt"/>
    </style:style>
    <style:style style:name="T170" style:family="text">
      <style:text-properties fo:color="#000000" style:font-name="Liberation Serif" fo:font-size="12pt" fo:font-style="normal" fo:font-weight="normal" officeooo:rsid="0080480b" style:font-size-asian="12pt" style:font-style-asian="normal" style:font-weight-asian="normal" style:font-size-complex="12pt"/>
    </style:style>
    <style:style style:name="T171" style:family="text">
      <style:text-properties fo:color="#000000" style:font-name="Liberation Serif" fo:font-size="12pt" fo:font-style="normal" fo:font-weight="normal" officeooo:rsid="005e7418" style:font-size-asian="12pt" style:font-style-asian="normal" style:font-weight-asian="normal" style:font-size-complex="12pt" style:font-weight-complex="normal"/>
    </style:style>
    <style:style style:name="T172" style:family="text">
      <style:text-properties fo:color="#000000" style:font-name="Liberation Serif" fo:font-size="12pt" fo:font-style="normal" fo:font-weight="normal" officeooo:rsid="0067d244" style:font-size-asian="12pt" style:font-style-asian="normal" style:font-weight-asian="normal" style:font-size-complex="12pt"/>
    </style:style>
    <style:style style:name="T173" style:family="text">
      <style:text-properties fo:color="#000000" style:font-name="Liberation Serif" fo:font-size="12pt" fo:font-style="normal" fo:font-weight="normal" officeooo:rsid="0060d74f" style:font-name-asian="Noto Sans Mono CJK SC" style:font-size-asian="12pt" style:font-style-asian="normal" style:font-weight-asian="normal" style:font-name-complex="Liberation Mono" style:font-size-complex="12pt"/>
    </style:style>
    <style:style style:name="T174" style:family="text">
      <style:text-properties fo:color="#000000" style:font-name="Liberation Serif" fo:font-size="12pt" fo:font-style="normal" fo:font-weight="normal" officeooo:rsid="0080480b" style:font-name-asian="Noto Sans Mono CJK SC" style:font-size-asian="12pt" style:font-style-asian="normal" style:font-weight-asian="normal" style:font-name-complex="Liberation Mono" style:font-size-complex="12pt"/>
    </style:style>
    <style:style style:name="T175" style:family="text">
      <style:text-properties fo:color="#000000" style:font-name="Liberation Serif" fo:font-size="12pt" fo:font-style="normal" officeooo:rsid="005f428c" style:font-size-asian="12pt" style:font-style-asian="normal" style:font-size-complex="12pt"/>
    </style:style>
    <style:style style:name="T176" style:family="text">
      <style:text-properties fo:color="#000000" style:font-name="Liberation Serif" fo:font-size="12pt" fo:font-style="normal" officeooo:rsid="00640bfd" style:font-size-asian="12pt" style:font-style-asian="normal" style:font-size-complex="12pt"/>
    </style:style>
    <style:style style:name="T177" style:family="text">
      <style:text-properties fo:color="#000000" style:font-name="Liberation Serif" fo:font-size="12pt" fo:font-style="normal" officeooo:rsid="00670043" style:font-size-asian="12pt" style:font-style-asian="normal" style:font-size-complex="12pt"/>
    </style:style>
    <style:style style:name="T178" style:family="text">
      <style:text-properties fo:color="#000000" style:font-name="Liberation Serif" fo:font-size="12pt" fo:font-style="normal" fo:font-weight="bold" style:font-size-asian="12pt" style:font-style-asian="normal" style:font-weight-asian="bold" style:font-size-complex="12pt" style:font-weight-complex="bold"/>
    </style:style>
    <style:style style:name="T179" style:family="text">
      <style:text-properties fo:color="#000000" style:font-name="Liberation Serif" fo:font-size="12pt" fo:font-style="normal" fo:font-weight="bold" officeooo:rsid="00753bf6" style:font-size-asian="12pt" style:font-style-asian="normal" style:font-weight-asian="bold" style:font-size-complex="12pt" style:font-weight-complex="bold"/>
    </style:style>
    <style:style style:name="T180" style:family="text">
      <style:text-properties fo:color="#000000" style:font-name="Liberation Serif" fo:font-size="12pt" fo:font-style="normal" fo:font-weight="bold" officeooo:rsid="005ba32c" style:font-size-asian="12pt" style:font-style-asian="normal" style:font-weight-asian="bold" style:font-size-complex="12pt" style:font-weight-complex="bold"/>
    </style:style>
    <style:style style:name="T181" style:family="text">
      <style:text-properties fo:color="#000000" style:font-name="Liberation Serif" fo:font-size="12pt" fo:font-style="normal" fo:font-weight="bold" officeooo:rsid="0080480b" style:font-size-asian="12pt" style:font-style-asian="normal" style:font-weight-asian="bold" style:font-size-complex="12pt" style:font-weight-complex="bold"/>
    </style:style>
    <style:style style:name="T182" style:family="text">
      <style:text-properties fo:color="#000000" style:font-name="Liberation Serif" fo:font-size="12pt" fo:font-style="normal" fo:font-weight="bold" officeooo:rsid="005e7418" style:font-size-asian="12pt" style:font-style-asian="normal" style:font-weight-asian="bold" style:font-size-complex="12pt" style:font-weight-complex="bold"/>
    </style:style>
    <style:style style:name="T183" style:family="text">
      <style:text-properties fo:color="#000000" style:font-name="Liberation Serif" fo:font-size="12pt" fo:font-style="normal" fo:font-weight="bold" officeooo:rsid="005f428c" style:font-size-asian="12pt" style:font-style-asian="normal" style:font-weight-asian="bold" style:font-size-complex="12pt" style:font-weight-complex="bold"/>
    </style:style>
    <style:style style:name="T184" style:family="text">
      <style:text-properties fo:color="#000000" style:font-name="Liberation Serif" fo:font-size="12pt" fo:font-style="normal" fo:font-weight="bold" officeooo:rsid="0067ff8d" style:font-size-asian="12pt" style:font-style-asian="normal" style:font-weight-asian="bold" style:font-size-complex="12pt" style:font-weight-complex="bold"/>
    </style:style>
    <style:style style:name="T185" style:family="text">
      <style:text-properties fo:color="#000000" style:font-name="Liberation Serif" fo:font-size="12pt" fo:font-style="normal" fo:font-weight="bold" officeooo:rsid="0063654c" style:font-size-asian="12pt" style:font-style-asian="normal" style:font-weight-asian="bold" style:font-size-complex="12pt" style:font-weight-complex="bold"/>
    </style:style>
    <style:style style:name="T186" style:family="text">
      <style:text-properties fo:color="#000000" style:font-name="Liberation Serif" fo:font-size="12pt" fo:font-style="normal" fo:font-weight="bold" officeooo:rsid="00640bfd" style:font-size-asian="12pt" style:font-style-asian="normal" style:font-weight-asian="bold" style:font-size-complex="12pt" style:font-weight-complex="bold"/>
    </style:style>
    <style:style style:name="T187" style:family="text">
      <style:text-properties fo:color="#000000" style:font-name="Liberation Serif" fo:font-size="12pt" fo:font-style="normal" fo:font-weight="bold" officeooo:rsid="00670043" style:font-size-asian="12pt" style:font-style-asian="normal" style:font-weight-asian="bold" style:font-size-complex="12pt" style:font-weight-complex="bold"/>
    </style:style>
    <style:style style:name="T188" style:family="text">
      <style:text-properties fo:color="#000000" style:font-name="Liberation Serif" fo:font-size="12pt" fo:font-style="normal" fo:font-weight="bold" officeooo:rsid="0070f799" style:font-size-asian="12pt" style:font-style-asian="normal" style:font-weight-asian="bold" style:font-size-complex="12pt" style:font-weight-complex="bold"/>
    </style:style>
    <style:style style:name="T189" style:family="text">
      <style:text-properties fo:color="#000000" style:font-name="Liberation Serif" fo:font-size="12pt" fo:font-style="normal" fo:font-weight="bold" officeooo:rsid="007342ac" style:font-size-asian="12pt" style:font-style-asian="normal" style:font-weight-asian="bold" style:font-size-complex="12pt" style:font-weight-complex="bold"/>
    </style:style>
    <style:style style:name="T190" style:family="text">
      <style:text-properties fo:color="#000000" style:font-name="Liberation Serif" fo:font-size="12pt" fo:font-style="normal" fo:font-weight="bold" officeooo:rsid="007db2d9" style:font-size-asian="12pt" style:font-style-asian="normal" style:font-weight-asian="bold" style:font-size-complex="12pt" style:font-weight-complex="bold"/>
    </style:style>
    <style:style style:name="T191" style:family="text">
      <style:text-properties fo:color="#000000" style:font-name="Liberation Serif" fo:font-size="12pt" fo:font-style="normal" fo:font-weight="bold" officeooo:rsid="007ee1d0" style:font-size-asian="12pt" style:font-style-asian="normal" style:font-weight-asian="bold" style:font-size-complex="12pt" style:font-weight-complex="bold"/>
    </style:style>
    <style:style style:name="T192" style:family="text">
      <style:text-properties fo:color="#000000" style:font-name="Liberation Serif" fo:font-size="12pt" fo:font-weight="normal" officeooo:rsid="0079b455" style:font-size-asian="12pt" style:font-weight-asian="normal" style:font-size-complex="12pt" style:font-weight-complex="normal"/>
    </style:style>
    <style:style style:name="T193" style:family="text">
      <style:text-properties fo:color="#000000" style:font-name="Liberation Serif" fo:font-size="12pt" fo:font-weight="normal" officeooo:rsid="0067ff8d" style:font-size-asian="12pt" style:font-weight-asian="normal" style:font-size-complex="12pt" style:font-weight-complex="normal"/>
    </style:style>
    <style:style style:name="T194" style:family="text">
      <style:text-properties fo:color="#000000" style:font-name="Liberation Serif" fo:font-size="12pt" fo:font-style="italic" fo:font-weight="bold" officeooo:rsid="007ee1d0" style:font-size-asian="12pt" style:font-style-asian="italic" style:font-weight-asian="bold" style:font-size-complex="12pt" style:font-style-complex="italic" style:font-weight-complex="bold"/>
    </style:style>
    <style:style style:name="T195" style:family="text">
      <style:text-properties fo:color="#000000" style:font-name="Liberation Serif" fo:font-size="12pt" fo:font-style="italic" style:text-underline-style="solid" style:text-underline-width="auto" style:text-underline-color="font-color" officeooo:rsid="0080480b" style:font-size-asian="12pt" style:font-style-asian="italic" style:font-size-complex="12pt" style:font-style-complex="italic"/>
    </style:style>
    <style:style style:name="T196" style:family="text">
      <style:text-properties fo:color="#000000" style:font-name="Liberation Serif" fo:font-size="12pt" fo:font-style="italic" style:text-underline-style="solid" style:text-underline-width="auto" style:text-underline-color="font-color" officeooo:rsid="0079b455" style:font-size-asian="12pt" style:font-style-asian="italic" style:font-size-complex="12pt" style:font-style-complex="italic"/>
    </style:style>
    <style:style style:name="T197" style:family="text">
      <style:text-properties fo:color="#000000" style:font-name="Liberation Serif" fo:font-weight="bold" style:font-weight-asian="bold" style:font-weight-complex="bold"/>
    </style:style>
    <style:style style:name="T198" style:family="text">
      <style:text-properties fo:color="#000000" style:font-name="Liberation Serif" fo:font-weight="bold" officeooo:rsid="004933e9" style:font-weight-asian="bold" style:font-weight-complex="bold"/>
    </style:style>
    <style:style style:name="T199" style:family="text">
      <style:text-properties fo:color="#000000" style:font-name="Liberation Serif"/>
    </style:style>
    <style:style style:name="T200" style:family="text">
      <style:text-properties fo:color="#000000" style:font-name="Liberation Serif" fo:font-size="12pt" style:font-size-asian="12pt" style:font-size-complex="12pt"/>
    </style:style>
    <style:style style:name="T201" style:family="text">
      <style:text-properties fo:color="#000000" style:font-name="Liberation Serif" fo:font-size="12pt" officeooo:rsid="0098141c" style:font-size-asian="12pt" style:font-size-complex="12pt"/>
    </style:style>
    <style:style style:name="T202" style:family="text">
      <style:text-properties fo:color="#000000" style:font-name="Liberation Serif" fo:font-size="12pt" fo:font-style="normal" fo:font-weight="normal" officeooo:rsid="009971da" style:font-size-asian="12pt" style:font-style-asian="normal" style:font-weight-asian="normal" style:font-size-complex="12pt"/>
    </style:style>
    <style:style style:name="T203" style:family="text">
      <style:text-properties officeooo:rsid="00475d7b"/>
    </style:style>
    <style:style style:name="T204" style:family="text">
      <style:text-properties officeooo:rsid="004933e9"/>
    </style:style>
    <style:style style:name="T205" style:family="text">
      <style:text-properties style:font-name="Liberation Serif"/>
    </style:style>
    <style:style style:name="T206" style:family="text">
      <style:text-properties style:font-name="Liberation Serif" fo:font-size="12pt" style:font-size-asian="12pt" style:font-size-complex="12pt"/>
    </style:style>
    <style:style style:name="T207" style:family="text">
      <style:text-properties style:font-name="Liberation Serif" fo:font-size="12pt" officeooo:rsid="001c7882" style:font-size-asian="12pt" style:font-size-complex="12pt"/>
    </style:style>
    <style:style style:name="T208" style:family="text">
      <style:text-properties style:font-name="Liberation Serif" fo:font-size="12pt" officeooo:rsid="004933e9" style:font-size-asian="12pt" style:font-size-complex="12pt"/>
    </style:style>
    <style:style style:name="T209" style:family="text">
      <style:text-properties style:font-name="Liberation Serif" fo:font-size="12pt" officeooo:rsid="0049de7b" style:font-size-asian="12pt" style:font-size-complex="12pt"/>
    </style:style>
    <style:style style:name="T210" style:family="text">
      <style:text-properties style:font-name="Liberation Serif" fo:font-size="12pt" fo:font-weight="bold" officeooo:rsid="0049de7b" style:font-size-asian="12pt" style:font-weight-asian="bold" style:font-size-complex="12pt" style:font-weight-complex="bold"/>
    </style:style>
    <style:style style:name="T211" style:family="text">
      <style:text-properties style:font-name="Liberation Serif" officeooo:rsid="001c7882"/>
    </style:style>
    <style:style style:name="T212" style:family="text">
      <style:text-properties style:font-name="Liberation Serif" officeooo:rsid="00421d53"/>
    </style:style>
    <style:style style:name="T213" style:family="text">
      <style:text-properties style:font-name="Liberation Serif" fo:font-weight="bold" officeooo:rsid="001c7882" style:font-weight-asian="bold" style:font-weight-complex="bold"/>
    </style:style>
    <style:style style:name="T214" style:family="text">
      <style:text-properties style:font-name="Liberation Serif" fo:font-weight="bold" officeooo:rsid="00421d53" style:font-weight-asian="bold" style:font-weight-complex="bold"/>
    </style:style>
    <style:style style:name="T215" style:family="text">
      <style:text-properties style:font-name="Liberation Serif" fo:font-style="italic" fo:font-weight="normal" style:font-style-asian="italic" style:font-weight-asian="normal"/>
    </style:style>
    <style:style style:name="T216" style:family="text">
      <style:text-properties officeooo:rsid="004aa486"/>
    </style:style>
    <style:style style:name="T217" style:family="text">
      <style:text-properties officeooo:rsid="00640bfd"/>
    </style:style>
    <style:style style:name="T218" style:family="text">
      <style:text-properties officeooo:rsid="0080480b"/>
    </style:style>
    <style:style style:name="T219" style:family="text">
      <style:text-properties fo:color="#ff0000" style:font-name="Liberation Serif" fo:font-size="12pt" fo:font-style="normal" fo:font-weight="bold" officeooo:rsid="00670043" style:font-size-asian="12pt" style:font-style-asian="normal" style:font-weight-asian="bold" style:font-size-complex="12pt" style:font-weight-complex="bold"/>
    </style:style>
    <style:style style:name="T220" style:family="text">
      <style:text-properties fo:color="#00a933" style:font-name="Liberation Serif" fo:font-size="12pt" fo:font-weight="bold" style:font-size-asian="12pt" style:font-weight-asian="bold" style:font-size-complex="12pt" style:font-weight-complex="bold"/>
    </style:style>
    <style:style style:name="T221" style:family="text">
      <style:text-properties officeooo:rsid="008a5b46"/>
    </style:style>
    <style:style style:name="T222" style:family="text">
      <style:text-properties officeooo:rsid="008dfb6f"/>
    </style:style>
    <style:style style:name="T223" style:family="text">
      <style:text-properties officeooo:rsid="0091f7eb"/>
    </style:style>
    <style:style style:name="T224" style:family="text">
      <style:text-properties officeooo:rsid="0098141c"/>
    </style:style>
    <style:style style:name="T225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226" style:family="text">
      <style:text-properties fo:color="#a9b7c6" style:font-name="JetBrains Mono" fo:font-size="10pt" fo:font-style="normal" fo:font-weight="normal" officeooo:rsid="0098141c" style:font-size-asian="10pt" style:font-style-asian="normal" style:font-weight-asian="normal" style:font-size-complex="12pt"/>
    </style:style>
    <style:style style:name="T227" style:family="text">
      <style:text-properties fo:color="#a9b7c6" style:font-name="JetBrains Mono" fo:font-size="10pt" fo:font-style="normal" fo:font-weight="normal" officeooo:rsid="009971da" style:font-size-asian="10pt" style:font-style-asian="normal" style:font-weight-asian="normal"/>
    </style:style>
    <style:style style:name="T228" style:family="text">
      <style:text-properties fo:color="#a9b7c6" style:font-name="JetBrains Mono" fo:font-style="normal" fo:font-weight="normal" style:font-style-asian="normal" style:font-weight-asian="normal"/>
    </style:style>
    <style:style style:name="T229" style:family="text">
      <style:text-properties fo:color="#a9b7c6" fo:font-size="10pt" fo:font-style="normal" fo:font-weight="normal" officeooo:rsid="0098141c" style:font-size-asian="10pt" style:font-style-asian="normal" style:font-weight-asian="normal" style:font-size-complex="12pt"/>
    </style:style>
    <style:style style:name="T230" style:family="text">
      <style:text-properties fo:color="#a9b7c6" fo:font-size="10pt" fo:font-style="normal" fo:font-weight="normal" style:font-size-asian="10pt" style:font-style-asian="normal" style:font-weight-asian="normal"/>
    </style:style>
    <style:style style:name="T231" style:family="text">
      <style:text-properties fo:color="#a9b7c6" fo:font-style="normal" fo:font-weight="normal" officeooo:rsid="0098141c" style:font-style-asian="normal" style:font-weight-asian="normal"/>
    </style:style>
    <style:style style:name="T232" style:family="text">
      <style:text-properties fo:color="#a9b7c6" fo:font-style="normal" fo:font-weight="normal" style:font-style-asian="normal" style:font-weight-asian="normal"/>
    </style:style>
    <style:style style:name="T233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234" style:family="text">
      <style:text-properties fo:color="#6a8759" fo:font-size="10pt" fo:font-style="normal" fo:font-weight="normal" style:font-size-asian="10pt" style:font-style-asian="normal" style:font-weight-asian="normal"/>
    </style:style>
    <style:style style:name="T235" style:family="text">
      <style:text-properties fo:color="#6a8759" fo:font-style="normal" fo:font-weight="normal" style:font-style-asian="normal" style:font-weight-asian="normal"/>
    </style:style>
    <style:style style:name="T236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37" style:family="text">
      <style:text-properties fo:color="#cc7832" style:font-name="JetBrains Mono" fo:font-style="normal" fo:font-weight="normal" style:font-style-asian="normal" style:font-weight-asian="normal"/>
    </style:style>
    <style:style style:name="T238" style:family="text">
      <style:text-properties fo:color="#cc7832" fo:font-size="10pt" fo:font-style="normal" fo:font-weight="normal" style:font-size-asian="10pt" style:font-style-asian="normal" style:font-weight-asian="normal"/>
    </style:style>
    <style:style style:name="T239" style:family="text">
      <style:text-properties fo:color="#cc7832" fo:font-style="normal" fo:font-weight="normal" style:font-style-asian="normal" style:font-weight-asian="normal"/>
    </style:style>
    <style:style style:name="T240" style:family="text">
      <style:text-properties fo:color="#aa4926" style:font-name="JetBrains Mono" fo:font-size="10pt" fo:font-style="normal" fo:font-weight="normal" style:font-size-asian="10pt" style:font-style-asian="normal" style:font-weight-asian="normal"/>
    </style:style>
    <style:style style:name="T241" style:family="text">
      <style:text-properties fo:color="#aa4926" style:font-name="JetBrains Mono" fo:font-style="normal" fo:font-weight="normal" style:font-style-asian="normal" style:font-weight-asian="normal"/>
    </style:style>
    <style:style style:name="T242" style:family="text">
      <style:text-properties fo:color="#aa4926" fo:font-size="10pt" fo:font-style="normal" fo:font-weight="normal" style:font-size-asian="10pt" style:font-style-asian="normal" style:font-weight-asian="normal"/>
    </style:style>
    <style:style style:name="T243" style:family="text">
      <style:text-properties fo:color="#aa4926" fo:font-style="normal" fo:font-weight="normal" style:font-style-asian="normal" style:font-weight-asian="normal"/>
    </style:style>
    <style:style style:name="T244" style:family="text">
      <style:text-properties style:font-name="Liberation Serif" fo:font-size="12pt" officeooo:rsid="0098141c" style:font-size-asian="12pt" style:font-size-complex="12pt"/>
    </style:style>
    <style:style style:name="T245" style:family="text">
      <style:text-properties style:font-name="Liberation Serif" fo:font-size="12pt" fo:font-style="normal" fo:font-weight="normal" officeooo:rsid="009971da" style:font-size-asian="12pt" style:font-style-asian="normal" style:font-weight-asian="normal" style:font-size-complex="12pt"/>
    </style:style>
    <style:style style:name="T246" style:family="text">
      <style:text-properties fo:color="#0000cd" fo:font-style="normal" fo:font-weight="normal" officeooo:rsid="0098141c" style:font-style-asian="normal" style:font-weight-asian="normal"/>
    </style:style>
    <style:style style:name="T247" style:family="text">
      <style:text-properties fo:color="#0000cd" fo:font-style="normal" fo:font-weight="normal" style:font-style-asian="normal" style:font-weight-asian="normal"/>
    </style:style>
    <style:style style:name="T248" style:family="text">
      <style:text-properties fo:color="#0000cd" fo:font-style="normal" fo:font-weight="normal" style:font-style-asian="normal" style:font-weight-asian="normal"/>
    </style:style>
    <style:style style:name="T249" style:family="text">
      <style:text-properties fo:color="#0000cd" fo:font-style="normal" fo:font-weight="normal" style:font-style-asian="normal" style:font-weight-asian="normal"/>
    </style:style>
    <style:style style:name="T250" style:family="text">
      <style:text-properties fo:color="#0000cd" fo:font-style="normal" fo:font-weight="normal" style:font-style-asian="normal" style:font-weight-asian="normal"/>
    </style:style>
    <style:style style:name="T251" style:family="text">
      <style:text-properties fo:color="#0000cd" fo:font-style="normal" fo:font-weight="normal" officeooo:rsid="009971da" style:font-style-asian="normal" style:font-weight-asian="normal"/>
    </style:style>
    <style:style style:name="T252" style:family="text">
      <style:text-properties fo:color="#0000cd" fo:font-style="normal" fo:font-weight="normal" style:font-style-asian="normal" style:font-weight-asian="normal"/>
    </style:style>
    <style:style style:name="T253" style:family="text">
      <style:text-properties officeooo:rsid="009961b9"/>
    </style:style>
    <style:style style:name="T254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255" style:family="text">
      <style:text-properties fo:color="#6897bb" style:font-name="JetBrains Mono" fo:font-style="normal" fo:font-weight="normal" style:font-style-asian="normal" style:font-weight-asian="normal"/>
    </style:style>
    <style:style style:name="T256" style:family="text">
      <style:text-properties fo:color="#6897bb" fo:font-style="normal" fo:font-weight="normal" style:font-style-asian="normal" style:font-weight-asian="normal"/>
    </style:style>
    <style:style style:name="T257" style:family="text">
      <style:text-properties style:font-name="JetBrains Mono" fo:font-size="10pt" fo:font-style="normal" fo:font-weight="normal" officeooo:rsid="009971da" style:font-size-asian="10pt" style:font-style-asian="normal" style:font-weight-asian="normal"/>
    </style:style>
    <style:style style:name="T258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259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260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261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262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263" style:family="text">
      <style:text-properties fo:font-size="10pt" fo:font-style="normal" fo:font-weight="normal" officeooo:rsid="009971da" style:font-size-asian="10pt" style:font-style-asian="normal" style:font-weight-asian="normal"/>
    </style:style>
    <style:style style:name="T264" style:family="text">
      <style:text-properties fo:font-size="10pt" fo:font-style="normal" fo:font-weight="normal" style:font-size-asian="10pt" style:font-style-asian="normal" style:font-weight-asian="normal"/>
    </style:style>
    <style:style style:name="T265" style:family="text">
      <style:text-properties fo:font-size="10pt" fo:font-style="normal" fo:font-weight="normal" style:font-size-asian="10pt" style:font-style-asian="normal" style:font-weight-asian="normal"/>
    </style:style>
    <style:style style:name="T266" style:family="text">
      <style:text-properties fo:font-size="10pt" fo:font-style="normal" fo:font-weight="normal" style:font-size-asian="10pt" style:font-style-asian="normal" style:font-weight-asian="normal"/>
    </style:style>
    <style:style style:name="T267" style:family="text">
      <style:text-properties fo:font-size="10pt" fo:font-style="normal" fo:font-weight="normal" style:font-size-asian="10pt" style:font-style-asian="normal" style:font-weight-asian="normal"/>
    </style:style>
    <style:style style:name="T268" style:family="text">
      <style:text-properties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PYTHON CHEAT-SHEET</text:p>
      <text:p text:style-name="P1"/>
      <text:p text:style-name="P25">1. General functions</text:p>
      <text:p text:style-name="P1"/>
      <text:p text:style-name="P1">-&gt; <text:span text:style-name="T19">chr(i)</text:span> <text:s/>- conversion from int to char, return character (string), input int </text:p>
      <text:p text:style-name="P1"><text:tab/>chr(97) <text:tab/># out: ‘a’</text:p>
      <text:p text:style-name="P1">-&gt; <text:span text:style-name="T19">ord(c)</text:span> <text:s/>- conversion from char to int, return integer, input char</text:p>
      <text:p text:style-name="P1"><text:tab/>ord(‘a’)<text:tab/># out: 97</text:p>
      <text:p text:style-name="P1">-&gt; <text:span text:style-name="T19">dir() </text:span>- return names in the given scope, return list of str</text:p>
      <text:p text:style-name="P1"><text:tab/>dir(list)</text:p>
      <text:p text:style-name="P1">-&gt; <text:span text:style-name="T19">help() </text:span>- python help function</text:p>
      <text:p text:style-name="P2"><text:span text:style-name="T19">-</text:span><text:span text:style-name="T20">&gt;</text:span><text:span text:style-name="T19"> zip()</text:span> - <text:span text:style-name="T39">return a zip object (tuple) useful for looping</text:span></text:p>
      <text:p text:style-name="P2"><text:tab/>zip(ls1, ls2)</text:p>
      <text:p text:style-name="P2"><text:span text:style-name="T1">-</text:span><text:span text:style-name="T2">&gt;</text:span><text:span text:style-name="T1"> </text:span><text:span text:style-name="T19">enumerate</text:span><text:span text:style-name="T20">()</text:span><text:span text:style-name="T1"> </text:span><text:span text:style-name="T39">- return an enumerate object</text:span></text:p>
      <text:p text:style-name="P2"><text:tab/>for (i, val) in enumerate(ls):</text:p>
      <text:p text:style-name="P1"><text:span text:style-name="T33">-</text:span><text:span text:style-name="T34">&gt;</text:span><text:span text:style-name="T33"> len() </text:span>- <text:span text:style-name="T39">return length of an sequence</text:span></text:p>
      <text:p text:style-name="P1"><text:tab/><text:span text:style-name="T39">len(lst)</text:span></text:p>
      <text:p text:style-name="P2"><text:span text:style-name="T33">-</text:span><text:span text:style-name="T34">&gt;</text:span><text:span text:style-name="T33"> isinstance() </text:span>- <text:span text:style-name="T39">return whether an object is an instance of a class or of a subclass, return 1 or 0</text:span></text:p>
      <text:p text:style-name="P2"><text:tab/>isinstance(1, int)</text:p>
      <text:p text:style-name="P2"><text:span text:style-name="T33">-</text:span><text:span text:style-name="T34">&gt;</text:span><text:span text:style-name="T33"> is </text:span>– <text:span text:style-name="T39">used for comparing elements using their unique ID</text:span></text:p>
      <text:p text:style-name="P2"><text:tab/>a is b</text:p>
      <text:p text:style-name="P1"><text:span text:style-name="T33">-</text:span><text:span text:style-name="T34">&gt;</text:span><text:span text:style-name="T33"> type()</text:span> - <text:span text:style-name="T39">return type of an object</text:span></text:p>
      <text:p text:style-name="P1"><text:tab/><text:span text:style-name="T39">type(‘test’)</text:span></text:p>
      <text:p text:style-name="P1"><text:span text:style-name="T33">-</text:span><text:span text:style-name="T34">&gt;</text:span><text:span text:style-name="T33"> sum()</text:span> - <text:span text:style-name="T39">return sum of iterable, input iterable</text:span></text:p>
      <text:p text:style-name="P1"><text:tab/><text:span text:style-name="T39">sum(lst)</text:span></text:p>
      <text:p text:style-name="P2"><text:span text:style-name="T19">-</text:span><text:span text:style-name="T20">&gt;</text:span><text:span text:style-name="T19"> min/max() </text:span>- <text:span text:style-name="T40">return smallest/largest value </text:span></text:p>
      <text:p text:style-name="P2"><text:tab/>min(a, b, key=len)</text:p>
      <text:p text:style-name="P1"><text:span text:style-name="T19">-</text:span><text:span text:style-name="T21">&gt;</text:span><text:span text:style-name="T19"> abs() -</text:span> <text:span text:style-name="T40">return absolute value</text:span></text:p>
      <text:p text:style-name="P1"><text:tab/><text:span text:style-name="T40">abs(-24)</text:span></text:p>
      <text:p text:style-name="P1"><text:span text:style-name="T19">-</text:span><text:span text:style-name="T21">&gt;</text:span><text:span text:style-name="T19"> all() </text:span>- <text:span text:style-name="T40">return True if bool(x) is True for all values x in the iterable. If the iterable is empty, return <text:tab/>True.</text:span></text:p>
      <text:p text:style-name="P1"><text:tab/><text:span text:style-name="T40">return all(True if x &gt; 5 else False for i in lst)</text:span></text:p>
      <text:p text:style-name="P3"><text:span text:style-name="T19">-</text:span><text:span text:style-name="T21">&gt;</text:span><text:span text:style-name="T19"> hex() </text:span>- <text:span text:style-name="T40">r</text:span>eturn the hexadecimal representation of an integer.</text:p>
      <text:p text:style-name="P3"><text:tab/>hex(ord('w')) <text:tab/><text:span text:style-name="T40"># out:</text:span> 0x77</text:p>
      <text:p text:style-name="P3"><text:span text:style-name="T19">-</text:span><text:span text:style-name="T21">&gt;</text:span><text:span text:style-name="T19"> bin() </text:span>- <text:span text:style-name="T40">r</text:span>eturn the binary representation of an integer.</text:p>
      <text:p text:style-name="P3"><text:tab/>bin(9) <text:tab/><text:tab/><text:span text:style-name="T40"># out:</text:span> '0b1100'</text:p>
      <text:p text:style-name="P1"><text:span text:style-name="T19">-</text:span><text:span text:style-name="T22">&gt;</text:span><text:span text:style-name="T19"> None </text:span>- return of <text:span text:style-name="T41">a </text:span>void function</text:p>
      <text:p text:style-name="P1"><text:span text:style-name="T19">-</text:span><text:span text:style-name="T23">&gt;</text:span><text:span text:style-name="T19"> assert</text:span> - <text:span text:style-name="T42">test if a condition returns True</text:span></text:p>
      <text:p text:style-name="P1"><text:tab/><text:span text:style-name="T42">assert x == ‘Hello’</text:span></text:p>
      <text:p text:style-name="P1"><text:span text:style-name="T19">-</text:span><text:span text:style-name="T23">&gt;</text:span><text:span text:style-name="T19"> continue </text:span>- <text:span text:style-name="T42">skip the current iteration and moves to the next one</text:span></text:p>
      <text:p text:style-name="P1"><text:span text:style-name="T19">-</text:span><text:span text:style-name="T23">&gt;</text:span><text:span text:style-name="T19"> break </text:span>- <text:span text:style-name="T42">break from the loop</text:span></text:p>
      <text:p text:style-name="P1"><text:span text:style-name="T19">-</text:span><text:span text:style-name="T23">&gt;</text:span><text:span text:style-name="T19"> pass </text:span>- <text:span text:style-name="T42">placeholder for further development, instruction to do nothing</text:span></text:p>
      <text:p text:style-name="P1"><text:span text:style-name="T19">-</text:span><text:span text:style-name="T23">&gt;</text:span><text:span text:style-name="T19"> in / not in</text:span> - <text:span text:style-name="T42">checking membership</text:span></text:p>
      <text:p text:style-name="P1"><text:tab/><text:span text:style-name="T42">if 3 in [1, 2, 3]:</text:span></text:p>
      <text:p text:style-name="P9">-<text:span text:style-name="T70">&gt; n</text:span>amespaces: <text:span text:style-name="T19">local</text:span>, <text:span text:style-name="T19">global</text:span>, <text:span text:style-name="T19">builtins</text:span></text:p>
      <text:p text:style-name="P1">-<text:span text:style-name="T70">&gt; variables: (local), </text:span><text:span text:style-name="T29">nonlocal</text:span><text:span text:style-name="T70"> (enclosed function), </text:span><text:span text:style-name="T29">global</text:span><text:span text:style-name="T70"> (module or script)</text:span></text:p>
      <text:p text:style-name="P1"><text:span text:style-name="T19">-</text:span><text:span text:style-name="T32">&gt; setattr(obj, name, value, /) </text:span><text:span text:style-name="T223">- s</text:span>ets the named attribute on the given object to the specified value. <text:span text:style-name="T118"><text:tab/>setattr(x, 'y', v) is equivalent to ``x.y = v''</text:span></text:p>
      <text:p text:style-name="P42"><text:span text:style-name="T113"><text:tab/></text:span><text:span text:style-name="T80">for key, val in kwargs.items():</text:span><text:line-break/><text:span text:style-name="T80"> <text:s text:c="3"/><text:tab/><text:tab/>setattr(self, key, val)</text:span></text:p>
      <text:p text:style-name="P1"/>
      <text:p text:style-name="P1"/>
      <text:p text:style-name="P25"><text:soft-page-break/><text:span text:style-name="T43">2. S</text:span>tring module <text:span text:style-name="T43">(import string)</text:span></text:p>
      <text:p text:style-name="P1"/>
      <text:p text:style-name="P4"><text:span text:style-name="T19">-</text:span><text:span text:style-name="T24">&gt; </text:span><text:span text:style-name="T19">ascii_letters </text:span>= 'abcdefghijklmnopqrstuvwxyzABCDEFGHIJKLMNOPQRSTUVWXYZ'</text:p>
      <text:p text:style-name="P4"><text:span text:style-name="T19">-</text:span><text:span text:style-name="T24">&gt; </text:span><text:span text:style-name="T19">ascii_lowercase </text:span>= 'abcdefghijklmnopqrstuvwxyz'</text:p>
      <text:p text:style-name="P1"><text:span text:style-name="T19">-</text:span><text:span text:style-name="T24">&gt; </text:span><text:span text:style-name="T19">ascii_uppercase </text:span>= 'ABCDEFGHIJKLMNOPQRSTUVWXYZ'</text:p>
      <text:p text:style-name="P1"><text:span text:style-name="T19">-</text:span><text:span text:style-name="T24">&gt; </text:span><text:span text:style-name="T19">digits </text:span>= '0123456789'</text:p>
      <text:p text:style-name="P4"><text:span text:style-name="T19">-</text:span><text:span text:style-name="T24">&gt; </text:span><text:span text:style-name="T19">printable </text:span>= '0123456789abcdefghijklmnopqrstuvwxyzABCDEFGHIJKLMNOPQRSTU…</text:p>
      <text:p text:style-name="P4"><text:span text:style-name="T19">-</text:span><text:span text:style-name="T24">&gt; </text:span><text:span text:style-name="T19">punctuation</text:span> = '!"#$%&amp;\'()*+,-./:;&lt;=&gt;?@[\\]^_`{|}~'</text:p>
      <text:p text:style-name="P1"><text:span text:style-name="T19">-</text:span><text:span text:style-name="T24">&gt; </text:span><text:span text:style-name="T19">whitespace</text:span> = ' \t\n\r\x0b\x0c'</text:p>
      <text:p text:style-name="P1"/>
      <text:p text:style-name="P27">3. str methods</text:p>
      <text:p text:style-name="P1"/>
      <text:p text:style-name="P1"><text:span text:style-name="T19">-</text:span><text:span text:style-name="T25">&gt; </text:span><text:span text:style-name="T19">str.split() </text:span>- <text:span text:style-name="T57">r</text:span>eturn a list of the words in the string, using sep as the delimiter string.</text:p>
      <text:p text:style-name="P1"><text:tab/><text:span text:style-name="T57">L = ‘a-b-c’.split(‘-’)<text:tab/><text:tab/># out: [‘a’, ‘b’, ‘c’]</text:span></text:p>
      <text:p text:style-name="P5"><text:span text:style-name="T18">-</text:span><text:span text:style-name="T25">&gt; </text:span><text:span text:style-name="T19">str.strip() / str.lstrip() / str.rstrip() </text:span>- <text:span text:style-name="T57">r</text:span>eturn a copy of the string with leading and trailing <text:tab/>whitespace removed. If chars is given and not None, remove characters in chars instead.</text:p>
      <text:p text:style-name="P5"><text:tab/>'abcdadab'<text:span text:style-name="T57">.strip('abc')<text:tab/><text:tab/># out: ‘dad’</text:span></text:p>
      <text:p text:style-name="P5"><text:span text:style-name="T19">-</text:span><text:span text:style-name="T25">&gt; </text:span><text:span text:style-name="T19">' '.join() </text:span>- <text:span text:style-name="T57">c</text:span>oncatenate any number of strings.</text:p>
      <text:p text:style-name="P5"><text:tab/>‘-’.<text:span text:style-name="T58">join([‘a’, ‘m’, ‘n’])<text:tab/># out: ‘a-m-n’</text:span></text:p>
      <text:p text:style-name="P5"><text:span text:style-name="T19">-</text:span><text:span text:style-name="T25">&gt; </text:span><text:span text:style-name="T19">str.count() </text:span>- <text:span text:style-name="T58">r</text:span>eturn the number of non-overlapping occurrences of substring sub in string <text:tab/>S[start:end].</text:p>
      <text:p text:style-name="P5"><text:tab/>‘<text:span text:style-name="T58">abcab’.count(‘a’)<text:tab/><text:tab/># out: 2</text:span></text:p>
      <text:p text:style-name="P5"><text:span text:style-name="T19">-</text:span><text:span text:style-name="T25">&gt; </text:span><text:span text:style-name="T19">str()<text:tab/></text:span>- <text:span text:style-name="T58">convert to str</text:span></text:p>
      <text:p text:style-name="P5"><text:tab/><text:span text:style-name="T58">str(10)<text:tab/><text:tab/><text:tab/><text:tab/></text:span><text:span text:style-name="T59"># out: ‘10’</text:span></text:p>
      <text:p text:style-name="P6"><text:span text:style-name="T19">-</text:span><text:span text:style-name="T25">&gt; </text:span><text:span text:style-name="T19">str.translate()</text:span><text:span text:style-name="T1"> </text:span>- <text:span text:style-name="T59">r</text:span>eplace each character in the string using the given translation table. </text:p>
      <text:p text:style-name="P5"><text:tab/>intab = 'abc', outtab = '123'</text:p>
      <text:p text:style-name="P6"><text:tab/>''.maketrans(intab, outtab)</text:p>
      <text:p text:style-name="P6"><text:tab/>‘<text:span text:style-name="T59">abcdcba’</text:span>.translate(transtab)<text:tab/><text:span text:style-name="T59"># out: ‘123d321’</text:span></text:p>
      <text:p text:style-name="P1"><text:span text:style-name="T19">-</text:span><text:span text:style-name="T25">&gt; </text:span><text:span text:style-name="T19">str.find() </text:span>- <text:span text:style-name="T59">r</text:span>eturn the lowest index in S where substring sub is found, such that sub is contained <text:tab/>within S[start:end]. Return -1 on failure.</text:p>
      <text:p text:style-name="P25"><text:tab/><text:span text:style-name="T61">‘</text:span><text:span text:style-name="T62">abcd’.find(‘c’)<text:tab/><text:tab/># out: 2</text:span></text:p>
      <text:p text:style-name="P1"><text:span text:style-name="T19">-</text:span><text:span text:style-name="T25">&gt; </text:span><text:span text:style-name="T19">str.format() </text:span>- <text:span text:style-name="T60">r</text:span>eturn a formatted version of S, using substitutions from args and kwargs.</text:p>
      <text:p text:style-name="P1"><text:tab/><text:span text:style-name="T60">print(‘I live in {0}’.format(‘Herborn))</text:span></text:p>
      <text:p text:style-name="P1"><text:span text:style-name="T19">-</text:span><text:span text:style-name="T25">&gt; </text:span><text:span text:style-name="T19">str.lower() </text:span>- <text:span text:style-name="T60">convert string to lowercase</text:span></text:p>
      <text:p text:style-name="P1"><text:span text:style-name="T19">-</text:span><text:span text:style-name="T25">&gt; </text:span><text:span text:style-name="T19">str.upper() </text:span>- <text:span text:style-name="T60">convert string to upper case</text:span></text:p>
      <text:p text:style-name="P1"><text:span text:style-name="T19">-</text:span><text:span text:style-name="T25">&gt; </text:span><text:span text:style-name="T19">str.replace(old, new, count) </text:span>- <text:span text:style-name="T60">replace instances of old substring with new substring</text:span></text:p>
      <text:p text:style-name="P1"><text:tab/>‘<text:span text:style-name="T60">abc’.replace(‘bc’, ‘de’)<text:tab/># out: ‘ade’</text:span></text:p>
      <text:p text:style-name="P1"><text:span text:style-name="T19">-</text:span><text:span text:style-name="T25">&gt; </text:span><text:span text:style-name="T19">str.splitlines() </text:span>-&gt; <text:span text:style-name="T60">r</text:span>eturn a list of the lines in the string, breaking at line boundaries.</text:p>
      <text:p text:style-name="P1">-<text:span text:style-name="T56">&gt; </text:span>a = 'bana', b = a[2:6] -&gt; b = 'na <text:s/>' - <text:span text:style-name="T65">string slicing</text:span></text:p>
      <text:p text:style-name="P1"><text:span text:style-name="T19">-</text:span><text:span text:style-name="T25">&gt; </text:span><text:span text:style-name="T19">c = a[::-1]</text:span> -&gt; reverse string</text:p>
      <text:p text:style-name="P1"><text:span text:style-name="T19">-</text:span><text:span text:style-name="T25">&gt; </text:span><text:span text:style-name="T19">''.join(generator) </text:span>-&gt; to create string</text:p>
      <text:p text:style-name="P1"><text:span text:style-name="T19">-</text:span><text:span text:style-name="T25">&gt; </text:span><text:span text:style-name="T19">str.islower(), str.isupper(), str.isdigit(), str.isalpha(), str.isalnum() </text:span>- <text:span text:style-name="T60">the most useful validation <text:tab/>functions, return True or False</text:span></text:p>
      <text:p text:style-name="P1"/>
      <text:p text:style-name="P25"><text:span text:style-name="T66">4. </text:span>tuple</text:p>
      <text:p text:style-name="P1"/>
      <text:p text:style-name="P1">-<text:span text:style-name="T66">&gt; </text:span>a = tuple()</text:p>
      <text:p text:style-name="P1">-<text:span text:style-name="T66">&gt; </text:span>a = (1,)</text:p>
      <text:p text:style-name="P1">-<text:span text:style-name="T66">&gt; </text:span>b = (1, 2, 3) <text:tab/><text:tab/><text:tab/><text:span text:style-name="T19"># tuple packing</text:span></text:p>
      <text:p text:style-name="P1">-<text:span text:style-name="T66">&gt; </text:span>(first, seconde, third) = b <text:tab/><text:tab/><text:span text:style-name="T19"># tuple unpacking <text:s text:c="2"/></text:span><text:s/></text:p>
      <text:p text:style-name="P1">-<text:span text:style-name="T66">&gt; </text:span>(a, b) = (b, a)<text:tab/><text:tab/><text:tab/><text:span text:style-name="T26"># swapping</text:span></text:p>
      <text:p text:style-name="P1"/>
      <text:p text:style-name="P25"><text:soft-page-break/><text:span text:style-name="T66">5. </text:span>list</text:p>
      <text:p text:style-name="P1"/>
      <text:p text:style-name="P1"><text:span text:style-name="T19">-</text:span><text:span text:style-name="T27">&gt; </text:span><text:span text:style-name="T19">del l[1:3] </text:span>- <text:span text:style-name="T67">delete slice of an list</text:span></text:p>
      <text:p text:style-name="P1"><text:span text:style-name="T19">-</text:span><text:span text:style-name="T27">&gt; </text:span><text:span text:style-name="T19">a = b[:] </text:span>-<text:span text:style-name="T67"> copying list</text:span></text:p>
      <text:p text:style-name="P1"><text:span text:style-name="T19">-</text:span><text:span text:style-name="T27">&gt; </text:span><text:span text:style-name="T19">list.apend(object) </text:span>– <text:span text:style-name="T67">adding element to the list</text:span></text:p>
      <text:p text:style-name="P1"><text:span text:style-name="T19">-</text:span><text:span text:style-name="T27">&gt; </text:span><text:span text:style-name="T19">list.extend(iterable) </text:span>– <text:span text:style-name="T67">e</text:span>xtend list by appending elements from the iterable.</text:p>
      <text:p text:style-name="P1"><text:span text:style-name="T19">-</text:span><text:span text:style-name="T27">&gt; </text:span><text:span text:style-name="T19">list.insert(index, object) </text:span>- <text:span text:style-name="T67">i</text:span>nsert object before index.</text:p>
      <text:p text:style-name="P1"><text:span text:style-name="T19">-</text:span><text:span text:style-name="T27">&gt; </text:span><text:span text:style-name="T19">list.remove(object) </text:span>- <text:span text:style-name="T67">r</text:span>emove first occurrence of value, <text:span text:style-name="T67">r</text:span>aises ValueError if the value is not <text:tab/>present.</text:p>
      <text:p text:style-name="P1"><text:span text:style-name="T19">-</text:span><text:span text:style-name="T27">&gt; </text:span><text:span text:style-name="T19">list.pop() / list.pop(index) </text:span>- <text:span text:style-name="T67">r</text:span>emove and return item at index (default last), <text:span text:style-name="T67">r</text:span>aises IndexError if list <text:tab/>is empty or index is out of range.</text:p>
      <text:p text:style-name="P1"><text:span text:style-name="T19">-</text:span><text:span text:style-name="T27">&gt; </text:span><text:span text:style-name="T19">list.count(value)</text:span> - <text:span text:style-name="T67">return number of occurrences of value.</text:span></text:p>
      <text:p text:style-name="P7"><text:span text:style-name="T19">-</text:span><text:span text:style-name="T27">&gt; </text:span><text:span text:style-name="T19">list.sort(key=None, reverse=False) </text:span>- <text:span text:style-name="T68">s</text:span>ort the list in ascending order and return None.</text:p>
      <text:p text:style-name="P7"><text:span text:style-name="T19">-</text:span><text:span text:style-name="T27">&gt; </text:span><text:span text:style-name="T19">list.reverse() </text:span>- <text:span text:style-name="T67">r</text:span>everse *IN PLACE*.</text:p>
      <text:p text:style-name="P7"><text:span text:style-name="T19">-</text:span><text:span text:style-name="T27">&gt; list.index() </text:span><text:span text:style-name="T67">- return first index of value, raises ValueError if the value is not present.</text:span></text:p>
      <text:p text:style-name="P1"/>
      <text:p text:style-name="P33">6. set</text:p>
      <text:p text:style-name="P21"/>
      <text:p text:style-name="P21"><text:span text:style-name="T1">-&gt; set() </text:span>- create a new set object</text:p>
      <text:p text:style-name="P22"><text:span text:style-name="T1">-&gt; set.add() </text:span>- add element to a set</text:p>
      <text:p text:style-name="P22"><text:span text:style-name="T1">-</text:span><text:span text:style-name="T14">&gt;</text:span><text:span text:style-name="T1"> set.discard() -</text:span> remove element from a set, if element not in set it does.</text:p>
      <text:p text:style-name="P1"/>
      <text:p text:style-name="P28">7. dict</text:p>
      <text:p text:style-name="P1"/>
      <text:p text:style-name="P1"><text:span text:style-name="T19">-</text:span><text:span text:style-name="T29">&gt; </text:span><text:span text:style-name="T19">dict()</text:span> - <text:span text:style-name="T70">dict creation</text:span></text:p>
      <text:p text:style-name="P1"><text:s text:c="4"/><text:tab/>dic_a = {'city':'Herborn', 'population':20000}</text:p>
      <text:p text:style-name="P10"><text:span text:style-name="T19">-</text:span><text:span text:style-name="T29">&gt; </text:span><text:span text:style-name="T30">dic.get(key, default=None)</text:span><text:span text:style-name="T71"> - </text:span><text:span text:style-name="T72">r</text:span><text:span text:style-name="T71">eturn the value for key if key is in the dictionary, else default.</text:span></text:p>
      <text:p text:style-name="P10"><text:tab/>dic_a['p'] = dic_a.get('p', 0) + 1</text:p>
      <text:p text:style-name="P11"><text:span text:style-name="T19">-</text:span><text:span text:style-name="T29">&gt; </text:span><text:span text:style-name="T31">dic.items() </text:span><text:span text:style-name="T72">- a set-like object providing a view on dict's items</text:span></text:p>
      <text:p text:style-name="P11"><text:tab/>for k, v in dic_a.items()</text:p>
      <text:p text:style-name="P35"><text:span text:style-name="T49">-</text:span><text:span text:style-name="T50">&gt; </text:span><text:span text:style-name="T49">d.key</text:span><text:span text:style-name="T50">s</text:span><text:span text:style-name="T49">() </text:span><text:span text:style-name="T44">- </text:span><text:span text:style-name="T45">a set-like object providing a view on dict's keys</text:span></text:p>
      <text:p text:style-name="P35"><text:span text:style-name="T51">-&gt; d.values()</text:span><text:span text:style-name="T45"> - a set-like object providing a view on dict's values</text:span></text:p>
      <text:p text:style-name="P9"><text:span text:style-name="T19">-</text:span><text:span text:style-name="T29">&gt; </text:span><text:span text:style-name="T19">del d[key] </text:span>- <text:span text:style-name="T72">deleting a key from dict</text:span></text:p>
      <text:p text:style-name="P9"><text:span text:style-name="T19">-</text:span><text:span text:style-name="T29">&gt; </text:span><text:span text:style-name="T19">key in d</text:span> - <text:span text:style-name="T72">iterating over keys in dict</text:span></text:p>
      <text:p text:style-name="P1"><text:span text:style-name="T19">-</text:span><text:span text:style-name="T29">&gt; </text:span><text:span text:style-name="T19">d.pop(key, [default]) </text:span>- remove specified key and return the corresponding value. If key is not <text:tab/>found, d is returned if given, otherwise KeyError is raised.</text:p>
      <text:p text:style-name="P9"><text:span text:style-name="T19">-</text:span><text:span text:style-name="T29">&gt; </text:span><text:span text:style-name="T19">d.popitem() </text:span>- <text:span text:style-name="T72">r</text:span>emove and return a (key, value) pair as a 2-tuple.</text:p>
      <text:p text:style-name="P9"><text:span text:style-name="T19">-</text:span><text:span text:style-name="T29">&gt; </text:span><text:span text:style-name="T19">a_dict = {key:value for key, value in zip(categories, objects)} </text:span># dict comprehension</text:p>
      <text:p text:style-name="P9"><text:span text:style-name="T19">-</text:span><text:span text:style-name="T29">&gt; </text:span><text:span text:style-name="T19">for k,v in {**vegetable_prices, **fruit_prices}.items(): </text:span># dict unpacking IMPORTANT right <text:tab/>most dict keys prevail over left keys if the same</text:p>
      <text:p text:style-name="P1"/>
      <text:p text:style-name="P25"><text:span text:style-name="T70">8. </text:span>file handling</text:p>
      <text:p text:style-name="P11"><text:s text:c="4"/></text:p>
      <text:p text:style-name="P11"><text:span text:style-name="T19">-</text:span><text:span text:style-name="T31">&gt; </text:span><text:span text:style-name="T19">with open ('input.txt', mode='r') as f, open ('output.txt', mode='w') as writer: </text:span>- <text:span text:style-name="T73">opening file <text:tab/>using preferred option</text:span></text:p>
      <text:p text:style-name="P1">-<text:span text:style-name="T73">&gt;</text:span> while True:</text:p>
      <text:p text:style-name="P1"><text:tab/>line = f.readline()</text:p>
      <text:p text:style-name="P1"><text:tab/>if line == 0:</text:p>
      <text:p text:style-name="P1"><text:tab/><text:tab/>break</text:p>
      <text:p text:style-name="P1"><text:tab/>print(line, end='')</text:p>
      <text:p text:style-name="P1"><text:span text:style-name="T19">-</text:span><text:span text:style-name="T31">&gt; </text:span><text:span text:style-name="T19">f.read([size])</text:span> - <text:span text:style-name="T73">used to read file data and store it in a variable content</text:span></text:p>
      <text:p text:style-name="P1"><text:tab/><text:span text:style-name="T73">contents = f.read()</text:span></text:p>
      <text:p text:style-name="P1"><text:soft-page-break/><text:span text:style-name="T19">-</text:span><text:span text:style-name="T31">&gt; </text:span><text:span text:style-name="T19">f.readlines() </text:span>- <text:span text:style-name="T73">return the list of all the lines</text:span></text:p>
      <text:p text:style-name="P1"><text:span text:style-name="T19">-</text:span><text:span text:style-name="T31">&gt; </text:span><text:span text:style-name="T19">f.writelines(iterable) </text:span>- <text:span text:style-name="T73">write items of the iterable into the file</text:span></text:p>
      <text:p text:style-name="P1"><text:span text:style-name="T19">-</text:span><text:span text:style-name="T31">&gt; </text:span><text:span text:style-name="T19">file = open('input.txt', mode='r') </text:span>- <text:span text:style-name="T73">alternative way of opening a file</text:span></text:p>
      <text:p text:style-name="P1"><text:span text:style-name="T19">-</text:span><text:span text:style-name="T31">&gt; </text:span><text:span text:style-name="T19">file.close() </text:span>- <text:span text:style-name="T73">closing a file</text:span></text:p>
      <text:p text:style-name="P1"/>
      <text:p text:style-name="P12"><text:span text:style-name="T3">9. </text:span><text:span text:style-name="T1">exception handling</text:span></text:p>
      <text:p text:style-name="P12"/>
      <text:p text:style-name="P12"><text:span text:style-name="T1">try</text:span>:<text:tab/><text:tab/><text:tab/><text:span text:style-name="T74"># testing a script part that can raise an error</text:span></text:p>
      <text:p text:style-name="P12"><text:tab/>…</text:p>
      <text:p text:style-name="P12"><text:span text:style-name="T1">except</text:span> ValueError:<text:tab/><text:span text:style-name="T74"># catching an error</text:span></text:p>
      <text:p text:style-name="P12"><text:tab/>…</text:p>
      <text:p text:style-name="P12"><text:span text:style-name="T1">else</text:span>: <text:tab/><text:tab/><text:tab/><text:span text:style-name="T74"># </text:span>what to do if try is successfull</text:p>
      <text:p text:style-name="P12"><text:s text:c="4"/><text:tab/>...</text:p>
      <text:p text:style-name="P12"><text:span text:style-name="T1">finally</text:span>: <text:tab/><text:tab/><text:span text:style-name="T74"># </text:span>it is always performed</text:p>
      <text:p text:style-name="P12"><text:s text:c="4"/><text:tab/>...</text:p>
      <text:p text:style-name="P12"/>
      <text:p text:style-name="P12"><text:span text:style-name="T1">myerror</text:span> = ValueError("{0} is not a valid age".format(age))</text:p>
      <text:p text:style-name="P1"><text:span text:style-name="T1">raise myerror </text:span><text:tab/><text:span text:style-name="T74">#</text:span> possible to raise your own exceptions</text:p>
      <text:p text:style-name="P1"/>
      <text:p text:style-name="P29">10. class</text:p>
      <text:p text:style-name="P1"/>
      <text:p text:style-name="P12"><text:span text:style-name="T1">class</text:span> Square:<text:tab/><text:tab/><text:tab/><text:tab/><text:span text:style-name="T74"># simple class</text:span></text:p>
      <text:p text:style-name="P12"><text:span text:style-name="T1">class</text:span> Square(Rectangular):<text:tab/><text:tab/><text:span text:style-name="T74"># example of inheritance</text:span></text:p>
      <text:p text:style-name="P12"><text:s text:c="4"/></text:p>
      <text:p text:style-name="P12"><text:s text:c="4"/>count = 0<text:tab/><text:tab/><text:tab/><text:tab/><text:span text:style-name="T74"># class variable</text:span></text:p>
      <text:p text:style-name="P12"><text:s text:c="4"/></text:p>
      <text:p text:style-name="P12"><text:s text:c="4"/><text:span text:style-name="T1">def __init__(sel</text:span><text:span text:style-name="T4">f</text:span><text:span text:style-name="T1">, name):</text:span><text:tab/><text:tab/><text:span text:style-name="T74"># init method</text:span></text:p>
      <text:p text:style-name="P1"><text:s text:c="8"/>self.name = name</text:p>
      <text:p text:style-name="P1"><text:s text:c="8"/>self.id = Square.count</text:p>
      <text:p text:style-name="P1"><text:s text:c="8"/>count += 1</text:p>
      <text:p text:style-name="P12"><text:s text:c="4"/></text:p>
      <text:p text:style-name="P12"><text:s text:c="4"/><text:span text:style-name="T1">@classmethod</text:span><text:tab/><text:tab/><text:tab/><text:span text:style-name="T74"># class method</text:span></text:p>
      <text:p text:style-name="P1"><text:s text:c="4"/>def perfect_10<text:span text:style-name="T1">(cls)</text:span>:</text:p>
      <text:p text:style-name="P1"><text:s text:c="8"/>return cls(10)</text:p>
      <text:p text:style-name="P1"><text:s text:c="8"/></text:p>
      <text:p text:style-name="P1"><text:s text:c="4"/><text:span text:style-name="T1">@staticmethod</text:span><text:tab/><text:tab/><text:tab/><text:span text:style-name="T74"># static method</text:span></text:p>
      <text:p text:style-name="P1"><text:s text:c="4"/>def whatever(a): <text:tab/><text:tab/><text:tab/># no self, no cls</text:p>
      <text:p text:style-name="P1"/>
      <text:p text:style-name="P13"><text:s text:c="4"/>s<text:span text:style-name="T1">uper().__init__(name)</text:span><text:tab/><text:tab/><text:span text:style-name="T74"># super method, inheritance</text:span></text:p>
      <text:p text:style-name="P13"/>
      <text:p text:style-name="P13"><text:span text:style-name="T1">-</text:span><text:span text:style-name="T5">&gt; </text:span><text:span text:style-name="T1">issubclass(</text:span><text:span text:style-name="T5">) </text:span><text:span text:style-name="T75">- return whether 'cls' is a derived from another class or is the same class.</text:span></text:p>
      <text:p text:style-name="P13"><text:tab/>issubclass(bool, int) -&gt; True</text:p>
      <text:p text:style-name="P1"/>
      <text:p text:style-name="P30">11. lambda expressions / higher order functions</text:p>
      <text:p text:style-name="P1"/>
      <text:p text:style-name="P1">→<text:span text:style-name="T76"> </text:span>lambda x : x +2<text:tab/><text:tab/><text:tab/><text:tab/><text:tab/><text:tab/><text:span text:style-name="T76"># one variable lambda expression</text:span></text:p>
      <text:p text:style-name="P1">→<text:span text:style-name="T76"> </text:span>lambda x, y : 2*x + y<text:tab/><text:tab/><text:tab/><text:tab/><text:tab/><text:span text:style-name="T76"># two variables lambda expression</text:span></text:p>
      <text:p text:style-name="P1">→<text:span text:style-name="T76"> </text:span><text:span text:style-name="T35">no return, raise, pass, assert -&gt; SyntaxError exception</text:span></text:p>
      <text:p text:style-name="P1">→<text:span text:style-name="T76"> </text:span><text:span text:style-name="T36">use</text:span><text:span text:style-name="T37">d</text:span><text:span text:style-name="T36"> for higher order functions</text:span></text:p>
      <text:p text:style-name="P1"><text:s text:c="4"/><text:tab/>higher_order_function = lambda x, func: x + func(x)</text:p>
      <text:p text:style-name="P1"><text:s text:c="3"/><text:tab/>higher_order_function(3, lambda x : x * x) -&gt; 12</text:p>
      <text:p text:style-name="P1"><text:s text:c="4"/><text:tab/>(lambda x, y, z: x + y + z)(1, 2, 3)</text:p>
      <text:p text:style-name="P1"><text:soft-page-break/><text:s text:c="4"/><text:tab/>(lambda *args: sum(args))(1, 2, 3)</text:p>
      <text:p text:style-name="P1"><text:s text:c="4"/><text:tab/>list(map(lambda x: x.upper(), ['cat', 'dog', 'cow'])) -&gt; ['CAT', 'DOG', 'COW'] <text:s text:c="3"/></text:p>
      <text:p text:style-name="P1"/>
      <text:p text:style-name="P25"><text:span text:style-name="T76">12. </text:span>unittest</text:p>
      <text:p text:style-name="P1"/>
      <text:p text:style-name="P1">→<text:span text:style-name="T76"> </text:span>import unittest<text:tab/><text:tab/><text:tab/><text:tab/><text:tab/><text:tab/><text:span text:style-name="T76"># importing module for testing</text:span></text:p>
      <text:p text:style-name="P1">→<text:span text:style-name="T76"> </text:span>python3 -m unittest test_filname (no .py)<text:tab/><text:tab/><text:tab/><text:span text:style-name="T76"># running test in the console</text:span></text:p>
      <text:p text:style-name="P1"/>
      <text:p text:style-name="P20"># test class example</text:p>
      <text:p text:style-name="P1">class TestCircle(unittest.TestCase):</text:p>
      <text:p text:style-name="P1"><text:tab/>def test_area(self): #Test function must start with word 'test', otherwise it won't be detected</text:p>
      <text:p text:style-name="P1"><text:tab/><text:tab/><text:tab/> <text:s text:c="7"/>#Test function don't return anything, only assert statements</text:p>
      <text:p text:style-name="P1"><text:tab/><text:tab/>self.assertEqual(first, second)<text:tab/></text:p>
      <text:p text:style-name="P1"><text:tab/><text:tab/>self.assertAlmostEqual(circle_area(1), pi) # 7 digits precision</text:p>
      <text:p text:style-name="P1"><text:tab/><text:tab/>self.assertRaises(ValueError, circle_area, -2)</text:p>
      <text:p text:style-name="P1"><text:tab/><text:tab/>self.assertTrue(balanced_word("abba"))</text:p>
      <text:p text:style-name="P1"><text:tab/><text:tab/>self.assertFalse(balanced_word("abbc"))</text:p>
      <text:p text:style-name="P1"><text:tab/><text:tab/>self.assertListEqual(ls1, ls2)</text:p>
      <text:p text:style-name="P1"><text:tab/><text:tab/>self.assertTupleEqual(tuple1, tuple2)</text:p>
      <text:p text:style-name="P1"><text:tab/><text:tab/>self.assertDictEqual(dict1, dict2)</text:p>
      <text:p text:style-name="P1"/>
      <text:p text:style-name="P31">13. <text:span text:style-name="T115">collections: deque, </text:span>Counter, <text:span text:style-name="T77">OrderedDict</text:span></text:p>
      <text:p text:style-name="P1"/>
      <text:p text:style-name="P16"><text:span text:style-name="T19">-</text:span><text:span text:style-name="T28">&gt; </text:span><text:span text:style-name="T19">from collections import deque </text:span>– <text:span text:style-name="T69">importing deque</text:span></text:p>
      <text:p text:style-name="P16"><text:span text:style-name="T19">-</text:span><text:span text:style-name="T28">&gt; </text:span><text:span text:style-name="T19">d = deque([iterable]) </text:span>– <text:span text:style-name="T69">creating deque</text:span></text:p>
      <text:p text:style-name="P16"><text:span text:style-name="T19">-</text:span><text:span text:style-name="T28">&gt; </text:span><text:span text:style-name="T19">d.append(object) / d.appendleft(object) </text:span>- <text:span text:style-name="T69">adding element to deque</text:span></text:p>
      <text:p text:style-name="P37"><text:span text:style-name="T19">-</text:span><text:span text:style-name="T28">&gt; </text:span><text:span text:style-name="T19">d.pop() / d.popleft() </text:span>- <text:span text:style-name="T69">removing element from deque</text:span></text:p>
      <text:p text:style-name="P16"><text:span text:style-name="T19">-</text:span><text:span text:style-name="T28">&gt; </text:span><text:span text:style-name="T19">d.extend(iterable) / d.extendleft(iterable) </text:span>- <text:span text:style-name="T69">extending deque using iterable</text:span></text:p>
      <text:p text:style-name="P1"/>
      <text:p text:style-name="P1">-<text:span text:style-name="T76">&gt; </text:span><text:span text:style-name="T1">from collections import Counter</text:span><text:tab/><text:tab/><text:tab/><text:tab/><text:span text:style-name="T76"># importing module for Counter</text:span></text:p>
      <text:p text:style-name="P1"><text:span text:style-name="T76">-&gt; lst</text:span> = [1, 2, 1, 2, 3, 2]</text:p>
      <text:p text:style-name="P1">-<text:span text:style-name="T76">&gt; </text:span>c = <text:span text:style-name="T1">Counter(</text:span><text:span text:style-name="T7">lst</text:span><text:span text:style-name="T1">)</text:span><text:tab/><text:tab/><text:tab/><text:tab/><text:tab/><text:tab/><text:span text:style-name="T76"># creating instance of Counter class</text:span></text:p>
      <text:p text:style-name="P1"/>
      <text:p text:style-name="P14"><text:span text:style-name="T77">-&gt; </text:span><text:span text:style-name="T8">from collections import OrderedDict</text:span><text:span text:style-name="T78"><text:tab/><text:tab/><text:tab/></text:span><text:span text:style-name="T77"># </text:span><text:span text:style-name="T76">importing module for Counter</text:span></text:p>
      <text:p text:style-name="P14"><text:span text:style-name="T78">-</text:span><text:span text:style-name="T77">&gt; ordered_d = <text:s/></text:span><text:span text:style-name="T8">OrderedDict</text:span><text:span text:style-name="T9">()</text:span><text:span text:style-name="T77"><text:tab/><text:tab/><text:tab/><text:tab/></text:span><text:span text:style-name="T76"># creating instance of </text:span><text:span text:style-name="T77">OrderedDict</text:span><text:span text:style-name="T76"> class</text:span></text:p>
      <text:p text:style-name="P1"/>
      <text:p text:style-name="P48">14. Regular expressions</text:p>
      <text:p text:style-name="P60"/>
      <text:p text:style-name="P60"><text:span text:style-name="T79">-&gt; </text:span><text:span text:style-name="T6">import re </text:span><text:span text:style-name="T79">– importing necessary module for regex</text:span></text:p>
      <text:p text:style-name="P60">-<text:span text:style-name="T79">&gt; </text:span><text:span text:style-name="T6">re.sub(pattern, repl, string, count=0, flags=0) </text:span><text:span text:style-name="T79">- return the string obtained by</text:span></text:p>
      <text:p text:style-name="P60"><text:tab/>replacing the leftmost non-overlapping occurrences of the pattern in string by the</text:p>
      <text:p text:style-name="P60"><text:tab/>replacement repl. </text:p>
      <text:p text:style-name="P61"><text:tab/>len(re.sub('[^aAeEiIoOuU]', '', “<text:span text:style-name="T79">Steam”</text:span>)) <text:tab/><text:tab/><text:tab/><text:tab/><text:span text:style-name="T79"># out: 2 (‘ea’)</text:span></text:p>
      <text:p text:style-name="P61"><text:tab/><text:span text:style-name="T79">re.sub(‘[^a-Az-Z]’, ‘’, '%%)?"?B#&gt;/_4a#,;t8|m8675a(n') <text:tab/><text:tab/># out: ‘Batman’ </text:span></text:p>
      <text:p text:style-name="P61"><text:tab/>first_step = re.sub(r'[a-m]', '0', txt, flags=re.IGNORECASE)</text:p>
      <text:p text:style-name="P63">-&gt; <text:span text:style-name="T1">re.findall(regex, string) </text:span>- return a list of all non-overlapping matches in the string.</text:p>
      <text:p text:style-name="P63"><text:tab/>lst = <text:span text:style-name="T80">['pizza ($2.99)', 'shampoo ($15.75)', 'trash bags ($15.00)']</text:span></text:p>
      <text:p text:style-name="P63"><text:tab/><text:span text:style-name="T80">[float(i) for i in re.findall(r'\d+\.\d+', str(lst))]<text:tab/><text:tab/><text:tab/><text:tab/># out: [2.99, 15.75, 15]</text:span></text:p>
      <text:p text:style-name="P64">-&gt; <text:span text:style-name="T1">re.search(regex, string)</text:span> - matching is done in the entire string. Return: - if found <text:s/>-&gt; match <text:tab/>object, not found -&gt; None</text:p>
      <text:p text:style-name="P65"><text:span text:style-name="T113"><text:tab/></text:span><text:span text:style-name="T81">if </text:span><text:span text:style-name="T80">re.search(r'7', ‘</text:span><text:span text:style-name="T81">this is 72’</text:span><text:span text:style-name="T80">) is not None:</text:span></text:p>
      <text:p text:style-name="P69"><text:span text:style-name="T63">U</text:span><text:span text:style-name="T64">seful symbols:</text:span></text:p>
      <text:p text:style-name="P70"><text:soft-page-break/>-<text:span text:style-name="T218">&gt;</text:span> <text:span text:style-name="T1">\w </text:span>– matches any letter <text:span text:style-name="T217">or digit or _, </text:span><text:span text:style-name="T218">equivalent to </text:span><text:span text:style-name="T15">[a-zA-Z0-9_]</text:span></text:p>
      <text:p text:style-name="P66"><text:span text:style-name="T84"><text:tab/>' '</text:span><text:span text:style-name="T80">.join(re.findall(r'\w+', '**^&amp;$Regular#$%Expressions$%$$%^**')) </text:span></text:p>
      <text:p text:style-name="P66"><text:span text:style-name="T80"><text:tab/></text:span><text:span text:style-name="T85"># out: </text:span><text:span text:style-name="T80">'Regular Expressions'</text:span></text:p>
      <text:p text:style-name="P55"><text:span text:style-name="T178">-</text:span><text:span text:style-name="T179">&gt; \W</text:span><text:span text:style-name="T156"> - Matches any character which is not a word character. This is the opposite of </text:span><text:span text:style-name="Source_20_Text"><text:span text:style-name="T179">\w</text:span></text:span><text:span text:style-name="T156">.</text:span></text:p>
      <text:p text:style-name="P53"><text:span text:style-name="T180">-</text:span><text:span text:style-name="T181">&gt;</text:span><text:span text:style-name="T180"> </text:span><text:span text:style-name="T182">| </text:span><text:span text:style-name="T171">- </text:span><text:span text:style-name="Strong_20_Emphasis"><text:span text:style-name="T171">The vertical bar</text:span></text:span><text:span text:style-name="T157"> </text:span><text:span text:style-name="Source_20_Text"><text:span text:style-name="T157">|</text:span></text:span><text:span text:style-name="T157"> is the equivalent to "or" in RegEx.</text:span></text:p>
      <text:p text:style-name="P65"><text:span text:style-name="T86"><text:tab/>txt2 = </text:span><text:span text:style-name="T80">'yellow flag red flag blue flag green flag'</text:span></text:p>
      <text:p text:style-name="P65"><text:span text:style-name="T86"><text:tab/>pattern = </text:span><text:span text:style-name="T80">"blue flag|red flag"</text:span></text:p>
      <text:p text:style-name="P65"><text:span text:style-name="T86"><text:tab/>re.findall(pattern</text:span><text:span text:style-name="T80">, txt2) == ['red flag', 'blue flag']</text:span></text:p>
      <text:p text:style-name="P65"><text:span text:style-name="T105">-</text:span><text:span text:style-name="T104">&gt;</text:span><text:span text:style-name="T105"> </text:span><text:span text:style-name="T106">{} </text:span><text:span text:style-name="T87">- fixed quantifiers indicate numbers of characters or expressions to match</text:span></text:p>
      <text:p text:style-name="P53"><text:span text:style-name="T158"><text:tab/></text:span><text:span text:style-name="Source_20_Text"><text:span text:style-name="T183">x{n}</text:span></text:span><text:span text:style-name="T158"> matches </text:span><text:span text:style-name="Strong_20_Emphasis"><text:span text:style-name="T175">exactly</text:span></text:span><text:span text:style-name="T158"> "n" occurrences of the preceding item "x":</text:span></text:p>
      <text:p text:style-name="P53"><text:span text:style-name="T158"><text:tab/></text:span><text:span text:style-name="Source_20_Text"><text:span text:style-name="T183">x{n,}</text:span></text:span><text:span text:style-name="T183"> </text:span><text:span text:style-name="T158">matches </text:span><text:span text:style-name="Strong_20_Emphasis"><text:span text:style-name="T175">at least</text:span></text:span><text:span text:style-name="T158"> "n" occurrences of the preceding item "x":</text:span></text:p>
      <text:p text:style-name="P53"><text:span text:style-name="T158"><text:tab/></text:span><text:span text:style-name="Source_20_Text"><text:span text:style-name="T183">x{n,m}</text:span></text:span><text:span text:style-name="T158"> matches </text:span><text:span text:style-name="Strong_20_Emphasis"><text:span text:style-name="T175">at least</text:span></text:span><text:span text:style-name="T158"> "n" </text:span><text:span text:style-name="Strong_20_Emphasis"><text:span text:style-name="T175">and at most</text:span></text:span><text:span text:style-name="T158"> "m" occurrences of the preceding item "x":</text:span></text:p>
      <text:p text:style-name="P71"><text:tab/></text:p>
      <text:p text:style-name="P65"><text:span text:style-name="T87"><text:tab/>txt = </text:span><text:span text:style-name="T80">'Hello!... Wait. How goes?..... GoodBye!..'</text:span><text:line-break/><text:tab/><text:span text:style-name="T80">pattern = r"\.{3,}"</text:span></text:p>
      <text:p text:style-name="P65"><text:span text:style-name="T87"><text:tab/>re.findall(pattern</text:span><text:span text:style-name="T80">, txt) <text:tab/><text:tab/><text:tab/><text:tab/><text:tab/><text:tab/><text:tab/><text:tab/></text:span><text:span text:style-name="T87"># out: </text:span><text:span text:style-name="T80">['...', '.....']</text:span></text:p>
      <text:p text:style-name="P65"><text:span text:style-name="T106">-</text:span><text:span text:style-name="T104">&gt;</text:span><text:span text:style-name="T106"> </text:span><text:span text:style-name="T107">^ </text:span><text:span text:style-name="T88">- match the beginning of the string</text:span></text:p>
      <text:p text:style-name="P56"><text:span text:style-name="T159"><text:tab/></text:span><text:span text:style-name="Source_20_Text"><text:span text:style-name="T159">bool(re.search(</text:span></text:span><text:span text:style-name="Source_20_Text"><text:span text:style-name="T173">r’^</text:span></text:span><text:span text:style-name="Source_20_Text"><text:span text:style-name="T159">/users/edabit/’, "/users/edabit/python/regex.py"))<text:tab/><text:tab/># out: True</text:span></text:span></text:p>
      <text:p text:style-name="P65"><text:span text:style-name="T107">-</text:span><text:span text:style-name="T104">&gt;</text:span><text:span text:style-name="T107"> </text:span><text:span text:style-name="T108">$</text:span><text:span text:style-name="T89"> - match the end of the string</text:span></text:p>
      <text:p text:style-name="P67"><text:span text:style-name="T113"><text:tab/></text:span><text:span text:style-name="T80">bool(re.search(r"\.py$|\.pyw$", "/users/file.py")) <text:tab/><text:tab/><text:tab/><text:tab/></text:span><text:span text:style-name="T89">#out: </text:span><text:span text:style-name="T80"><text:s/>True</text:span></text:p>
      <text:p text:style-name="P57"><text:span text:style-name="T178">-</text:span><text:span text:style-name="T181">&gt;</text:span><text:span text:style-name="T178"> </text:span><text:span text:style-name="T181">\</text:span><text:span text:style-name="T184">s</text:span><text:span text:style-name="T160"> - </text:span><text:span text:style-name="T170">m</text:span><text:span text:style-name="T160">atches Unicode whitespace characters (which includes </text:span><text:span text:style-name="Source_20_Text"><text:span text:style-name="T160">[ \t\n\r\f\v]</text:span></text:span></text:p>
      <text:p text:style-name="P57"><text:span text:style-name="Source_20_Text"><text:span text:style-name="T160"><text:tab/>pattern = </text:span></text:span><text:span text:style-name="T155">r'^\s+|\s+$'</text:span><text:span text:style-name="Source_20_Text"><text:span text:style-name="T160"><text:tab/><text:tab/><text:tab/></text:span></text:span><text:span text:style-name="Source_20_Text"><text:span text:style-name="T169"># matches any whitespace at the beginning and end</text:span></text:span></text:p>
      <text:p text:style-name="P57"><text:span text:style-name="T178">-</text:span><text:span text:style-name="T181">&gt;</text:span><text:span text:style-name="T178"> </text:span><text:span text:style-name="T185">\S </text:span><text:span text:style-name="T161">- </text:span><text:span text:style-name="T170">m</text:span><text:span text:style-name="T161">atches any character which is not a whitespace character. This is the opposite of </text:span><text:span text:style-name="Source_20_Text"><text:span text:style-name="T185">\s</text:span></text:span><text:span text:style-name="T161">.</text:span></text:p>
      <text:p text:style-name="P67"><text:span text:style-name="T90"><text:tab/>pattern = </text:span><text:span text:style-name="T80">r"\S\?$"</text:span></text:p>
      <text:p text:style-name="P67"><text:span text:style-name="T103">-</text:span><text:span text:style-name="T104">&gt;</text:span><text:span text:style-name="T103"> </text:span><text:span text:style-name="T109">\d </text:span><text:span text:style-name="T93">- </text:span><text:span text:style-name="T94">m</text:span><text:span text:style-name="T93">atches any Unicode decimal digit 0-9</text:span></text:p>
      <text:p text:style-name="P67"><text:span text:style-name="T93"><text:tab/>re.findall(r’\d+’</text:span><text:span text:style-name="T80">, ‘</text:span><text:span text:style-name="T93">pa123a’</text:span><text:span text:style-name="T80">)<text:tab/><text:tab/><text:tab/><text:tab/><text:tab/><text:tab/><text:tab/></text:span><text:span text:style-name="T93"># out: [‘123]</text:span></text:p>
      <text:p text:style-name="P57"><text:span text:style-name="T185">-</text:span><text:span text:style-name="T181">&gt;</text:span><text:span text:style-name="T185"> \D</text:span><text:span text:style-name="T161"> - Matches any character which is not a decimal digit. This is the opposite of </text:span><text:span text:style-name="Source_20_Text"><text:span text:style-name="T185">\d</text:span></text:span><text:span text:style-name="T161">.</text:span></text:p>
      <text:p text:style-name="P57"><text:span text:style-name="T185">-</text:span><text:span text:style-name="T181">&gt;</text:span><text:span text:style-name="T185"> </text:span><text:span text:style-name="T186">[]</text:span><text:span text:style-name="T162"> - A </text:span><text:span text:style-name="Strong_20_Emphasis"><text:span text:style-name="T176">Character Set</text:span></text:span><text:span text:style-name="T162"> will match any characters within a pair of brackets </text:span><text:span text:style-name="Source_20_Text"><text:span text:style-name="T162">[ ]</text:span></text:span><text:span text:style-name="T162">. You can specify a <text:tab/></text:span><text:span text:style-name="Strong_20_Emphasis"><text:span text:style-name="T176">range</text:span></text:span><text:span text:style-name="T162"> of characters by using a </text:span><text:span text:style-name="Strong_20_Emphasis"><text:span text:style-name="T176">hyphen</text:span></text:span><text:span text:style-name="T162">.</text:span></text:p>
      <text:p text:style-name="P68"><text:span text:style-name="T91"><text:tab/>re.findall(r'x[A-F0-9]</text:span><text:span text:style-name="T80">{2}', 'Exception 0xAF')<text:tab/> <text:tab/><text:tab/><text:tab/></text:span><text:span text:style-name="T92"># out: </text:span><text:span text:style-name="T80">['xAF']</text:span></text:p>
      <text:p text:style-name="P57"><text:span text:style-name="T185">-</text:span><text:span text:style-name="T181">&gt;</text:span><text:span text:style-name="T185"> </text:span><text:span text:style-name="T187">[^ ] </text:span><text:span text:style-name="T163">- </text:span><text:span text:style-name="Strong_20_Emphasis"><text:span text:style-name="T177">The caret</text:span></text:span><text:span text:style-name="T163"> </text:span><text:span text:style-name="Source_20_Text"><text:span text:style-name="T163">^</text:span></text:span><text:span text:style-name="T163">, when found at the start of a charac</text:span><text:span text:style-name="T170">t</text:span><text:span text:style-name="T163">er set, is the equivalent to "</text:span><text:span text:style-name="T219">not</text:span><text:span text:style-name="T163">" in RegEx. </text:span></text:p>
      <text:p text:style-name="P58"><text:span text:style-name="T123"><text:tab/></text:span><text:span text:style-name="T155">re.findall(r'[^\w\s]', ' alice15@gmail.com ') <text:tab/><text:tab/><text:tab/><text:tab/><text:tab/></text:span><text:span text:style-name="T172"># out:</text:span><text:span text:style-name="T155"> ['@', '.']</text:span></text:p>
      <text:p text:style-name="P53"><text:span text:style-name="Source_20_Text"><text:span text:style-name="T137">-</text:span></text:span><text:span text:style-name="Source_20_Text"><text:span text:style-name="T143">&gt; . </text:span></text:span><text:span text:style-name="Source_20_Text"><text:span text:style-name="T127">- </text:span></text:span><text:span text:style-name="Source_20_Text"><text:span text:style-name="T135">i</text:span></text:span><text:span text:style-name="Source_20_Text"><text:span text:style-name="T127">n the default mode, this matches any character except a newline. If the </text:span></text:span><text:a xlink:type="simple" xlink:href="https://docs.python.org/3/library/re.html#re.DOTALL" text:style-name="Internet_20_link" text:visited-style-name="Visited_20_Internet_20_Link"><text:span text:style-name="Source_20_Text"><text:span text:style-name="T220">DOTALL</text:span></text:span></text:a><text:span text:style-name="Source_20_Text"><text:span text:style-name="T127"> flag has <text:tab/>been specified, this matches any character including a newline.</text:span></text:span></text:p>
      <text:p text:style-name="P53"><text:span text:style-name="Source_20_Text"><text:span text:style-name="T122"><text:tab/></text:span></text:span><text:span text:style-name="Source_20_Text"><text:span text:style-name="T155">re.findall(‘</text:span></text:span><text:span text:style-name="Source_20_Text"><text:span text:style-name="T164">e.{2}</text:span></text:span><text:span text:style-name="T155">, txt)</text:span></text:p>
      <text:p text:style-name="P53"><text:span text:style-name="Source_20_Text"><text:span text:style-name="T137">-</text:span></text:span><text:span text:style-name="Source_20_Text"><text:span text:style-name="T144">&gt; </text:span></text:span><text:span text:style-name="Source_20_Text"><text:span text:style-name="T153">\</text:span></text:span><text:span text:style-name="Source_20_Text"><text:span text:style-name="T144">B</text:span></text:span><text:span text:style-name="Source_20_Text"><text:span text:style-name="T128"> - </text:span></text:span><text:span text:style-name="Source_20_Text"><text:span text:style-name="T135">m</text:span></text:span><text:span text:style-name="Source_20_Text"><text:span text:style-name="T128">atches the empty string, but only when it is </text:span></text:span><text:span text:style-name="Source_20_Text"><text:span text:style-name="Emphasis"><text:span text:style-name="T128">not</text:span></text:span></text:span><text:span text:style-name="Source_20_Text"><text:span text:style-name="T128"> at the beginning or end of a word. This <text:tab/>means that r'py\B' matches 'python', 'py3', 'py2', but not 'py', 'py.', or 'py!'.</text:span></text:span></text:p>
      <text:p text:style-name="P53"><text:span text:style-name="Source_20_Text"><text:span text:style-name="T144">-</text:span></text:span><text:span text:style-name="Source_20_Text"><text:span text:style-name="T145">&gt; (?P&lt;name&gt;x)</text:span></text:span><text:span text:style-name="Source_20_Text"><text:span text:style-name="T129"> - </text:span></text:span><text:span text:style-name="Source_20_Text"><text:span text:style-name="Strong_20_Emphasis"><text:span text:style-name="T129">named capturing group</text:span></text:span></text:span><text:span text:style-name="Source_20_Text"><text:span text:style-name="T129"> will match "x" in (?P&lt;name&gt;x) and will store the <text:tab/>match under the name name.</text:span></text:span></text:p>
      <text:p text:style-name="P53"><text:span text:style-name="Source_20_Text"><text:span text:style-name="T129"><text:tab/>txt = "(214) 987-6482"</text:span></text:span></text:p>
      <text:p text:style-name="P49"><text:span text:style-name="Source_20_Text"><text:span text:style-name="T122"><text:tab/>m = re.match("\((?P&lt;area&gt;\d{3})\)", txt)</text:span></text:span></text:p>
      <text:p text:style-name="P49"><text:span text:style-name="Source_20_Text"><text:span text:style-name="T122"><text:tab/>m.group("area") <text:tab/><text:tab/><text:tab/><text:tab/><text:tab/><text:tab/><text:tab/><text:tab/></text:span></text:span><text:span text:style-name="Source_20_Text"><text:span text:style-name="T129"># out:</text:span></text:span><text:span text:style-name="Source_20_Text"><text:span text:style-name="T122"> 214</text:span></text:span></text:p>
      <text:p text:style-name="P49"><text:span text:style-name="Source_20_Text"><text:span text:style-name="T137">-</text:span></text:span><text:span text:style-name="Source_20_Text"><text:span text:style-name="T146">&gt; </text:span></text:span><text:bookmark-start text:name="__DdeLink__2351_1602495977"/><text:bookmark-start text:name="__DdeLink__2898_1553641819"/><text:bookmark-start text:name="__DdeLink__2353_1602495977"/><text:span text:style-name="Source_20_Text"><text:span text:style-name="T146">(?&lt;=…)</text:span></text:span><text:bookmark-end text:name="__DdeLink__2353_1602495977"/><text:span text:style-name="Source_20_Text"><text:span text:style-name="T146"> </text:span></text:span><text:bookmark-end text:name="__DdeLink__2351_1602495977"/><text:bookmark-end text:name="__DdeLink__2898_1553641819"/><text:span text:style-name="Source_20_Text"><text:span text:style-name="T146">-</text:span></text:span><text:span text:style-name="Source_20_Text"><text:span text:style-name="T130"> </text:span></text:span><text:span text:style-name="Source_20_Text"><text:span text:style-name="T135">m</text:span></text:span><text:span text:style-name="Source_20_Text"><text:span text:style-name="T130">atches if the current position in the string is preceded by a match for ... that ends at the current position. This is called </text:span></text:span><text:span text:style-name="Source_20_Text"><text:span text:style-name="T146">a </text:span></text:span><text:span text:style-name="Source_20_Text"><text:span text:style-name="Emphasis"><text:span text:style-name="T146">positive lookbehind</text:span></text:span></text:span><text:span text:style-name="Source_20_Text"><text:span text:style-name="Emphasis"><text:span text:style-name="T130"> </text:span></text:span></text:span><text:span text:style-name="Source_20_Text"><text:span text:style-name="Emphasis"><text:span text:style-name="T146">assertion</text:span></text:span></text:span><text:span text:style-name="Source_20_Text"><text:span text:style-name="T130">.</text:span></text:span></text:p>
      <text:p text:style-name="P49"><text:span text:style-name="Source_20_Text"><text:span text:style-name="T130"><text:tab/>m = re.search('(?&lt;=abc)def', 'abcdef')<text:tab/></text:span></text:span></text:p>
      <text:p text:style-name="P49"><text:span text:style-name="Source_20_Text"><text:span text:style-name="T130"><text:tab/>m.group(0)<text:tab/><text:tab/><text:tab/><text:tab/><text:tab/><text:tab/><text:tab/><text:tab/><text:tab/># out: ‘def’</text:span></text:span></text:p>
      <text:p text:style-name="P49"><text:span text:style-name="Source_20_Text"><text:span text:style-name="T137">-</text:span></text:span><text:span text:style-name="Source_20_Text"><text:span text:style-name="T147">&gt; </text:span></text:span><text:bookmark-start text:name="__DdeLink__2881_2936383057"/><text:span text:style-name="Source_20_Text"><text:span text:style-name="T147">(?&lt;!…) </text:span></text:span><text:bookmark-end text:name="__DdeLink__2881_2936383057"/><text:span text:style-name="Source_20_Text"><text:span text:style-name="T131">- </text:span></text:span><text:span text:style-name="Source_20_Text"><text:span text:style-name="T135">m</text:span></text:span><text:span text:style-name="Source_20_Text"><text:span text:style-name="T131">atches if the current position in the string is not preceded by a match for .... This is <text:tab/>called </text:span></text:span><text:span text:style-name="Source_20_Text"><text:span text:style-name="T147">a </text:span></text:span><text:span text:style-name="Source_20_Text"><text:span text:style-name="Emphasis"><text:span text:style-name="T147">negative lookbehind assertion</text:span></text:span></text:span><text:span text:style-name="Source_20_Text"><text:span text:style-name="T131">.</text:span></text:span></text:p>
      <text:p text:style-name="P49"><text:span text:style-name="Source_20_Text"><text:span text:style-name="T131"><text:tab/></text:span></text:span><text:span text:style-name="Source_20_Text"><text:span text:style-name="T165">pattern = </text:span></text:span><text:span text:style-name="T155">r'(?&lt;!good )cookie'<text:tab/></text:span><text:span text:style-name="T166"># matches for example: ‘bad cookie’, but not ‘good <text:tab/>cookie’</text:span></text:p>
      <text:p text:style-name="P49"><text:span text:style-name="T188">-</text:span><text:span text:style-name="T189">&gt; </text:span><text:bookmark-start text:name="__DdeLink__2883_2936383057"/><text:bookmark-start text:name="__DdeLink__2874_3500873043"/><text:span text:style-name="Source_20_Text"><text:span text:style-name="T189">(?=...)</text:span></text:span><text:span text:style-name="Source_20_Text"><text:span text:style-name="T167"> </text:span></text:span><text:bookmark-end text:name="__DdeLink__2883_2936383057"/><text:bookmark-end text:name="__DdeLink__2874_3500873043"/><text:span text:style-name="Source_20_Text"><text:span text:style-name="T167">- </text:span></text:span><text:span text:style-name="Source_20_Text"><text:span text:style-name="T174">m</text:span></text:span><text:span text:style-name="Source_20_Text"><text:span text:style-name="T167">atches if ... matches next, but doesn’t consume any of the string. This is called a </text:span></text:span><text:span text:style-name="Source_20_Text"><text:span text:style-name="T190">positive </text:span></text:span><text:span text:style-name="Source_20_Text"><text:span text:style-name="Emphasis"><text:span text:style-name="T148">lookahead assertion</text:span></text:span></text:span><text:span text:style-name="Source_20_Text"><text:span text:style-name="T167">. For example, Isaac (?=Asimov) will match 'Isaac ' only if it’s followed by 'Asimov'.</text:span></text:span></text:p>
      <text:p text:style-name="P49"><text:soft-page-break/><text:span text:style-name="Source_20_Text"><text:span text:style-name="T167"><text:tab/>pattern = </text:span></text:span><text:span text:style-name="T155">r'\w+(?= = yes)'</text:span></text:p>
      <text:p text:style-name="P52"><text:span text:style-name="Source_20_Text"><text:span text:style-name="T167"><text:tab/>txt = </text:span></text:span><text:span text:style-name="T155">'Texas = no, California = yes, Florida = yes, Michigan = no'</text:span></text:p>
      <text:p text:style-name="P52"><text:span text:style-name="Source_20_Text"><text:span text:style-name="T167"><text:tab/></text:span></text:span><text:span text:style-name="T155">re.findall(pattern, txt) <text:tab/><text:tab/><text:tab/><text:tab/><text:tab/><text:tab/></text:span><text:span text:style-name="T170"># out: </text:span><text:span text:style-name="T155">['California', 'Florida']</text:span></text:p>
      <text:p text:style-name="P52"><text:span text:style-name="Source_20_Text">-</text:span><text:span text:style-name="Source_20_Text"><text:span text:style-name="T181">&gt;</text:span></text:span><text:span text:style-name="Source_20_Text"><text:span text:style-name="T191"> (?!...) </text:span></text:span><text:span text:style-name="Source_20_Text"><text:span text:style-name="T168">- </text:span></text:span><text:span text:style-name="Source_20_Text"><text:span text:style-name="T194">negative lookahead assertion.</text:span></text:span></text:p>
      <text:p text:style-name="P52"><text:span text:style-name="Source_20_Text"><text:span text:style-name="T168"><text:tab/>pattern = </text:span></text:span><text:span text:style-name="T155">r'(\w+) (?!= yes)'</text:span></text:p>
      <text:p text:style-name="P52"><text:span text:style-name="Source_20_Text"><text:span text:style-name="T168"><text:tab/>txt = </text:span></text:span><text:span text:style-name="T155">'Texas = no, California = yes, Florida = yes, Michigan = no'</text:span></text:p>
      <text:p text:style-name="P52"><text:span text:style-name="Source_20_Text"><text:span text:style-name="T168"><text:tab/>re.findall(pattern</text:span></text:span><text:span text:style-name="T155">, txt) <text:tab/><text:tab/><text:tab/><text:tab/><text:tab/><text:tab/></text:span><text:span text:style-name="T168"># out: </text:span><text:span text:style-name="T155">['Texas', 'Michigan']</text:span></text:p>
      <text:p text:style-name="P52"><text:span text:style-name="Source_20_Text"><text:span text:style-name="T167"/></text:span></text:p>
      <text:p text:style-name="P53"><text:span text:style-name="Source_20_Text"><text:span text:style-name="T195">Q</text:span></text:span><text:span text:style-name="Source_20_Text"><text:span text:style-name="T196">uantifiers</text:span></text:span><text:span text:style-name="Source_20_Text"><text:span text:style-name="T132"> - indicate numbers of characters or expressions to match:</text:span></text:span></text:p>
      <text:p text:style-name="P54"><text:span text:style-name="T140">-</text:span><text:span text:style-name="T149">&gt;</text:span><text:span text:style-name="T140"> *</text:span><text:span text:style-name="T123"> </text:span><text:span text:style-name="T142">and +</text:span><text:span text:style-name="T126"> - </text:span><text:span text:style-name="T122">By default </text:span><text:span text:style-name="Strong_20_Emphasis"><text:span text:style-name="T122">quantifiers</text:span></text:span><text:span text:style-name="T122"> like </text:span><text:span text:style-name="Source_20_Text"><text:span text:style-name="T122">*</text:span></text:span><text:span text:style-name="T122"> and </text:span><text:span text:style-name="Source_20_Text"><text:span text:style-name="T122">+</text:span></text:span><text:span text:style-name="T122"> are "greedy", meaning that they try to match as many characters as possible.</text:span></text:p>
      <text:p text:style-name="P54"><text:span text:style-name="Source_20_Text"><text:span text:style-name="T122"><text:tab/>txt = "1232 2133424 809890 548"</text:span></text:span></text:p>
      <text:p text:style-name="P54"><text:span text:style-name="Source_20_Text"><text:span text:style-name="T141"><text:tab/></text:span></text:span><text:span text:style-name="Source_20_Text"><text:span text:style-name="T192">re.findall(".+\s", txt) <text:tab/><text:tab/><text:tab/><text:tab/><text:tab/></text:span></text:span><text:span text:style-name="Source_20_Text"><text:span text:style-name="T193"># out:</text:span></text:span><text:span text:style-name="Source_20_Text"><text:span text:style-name="T192"> ["1232 2133424 809890 "]</text:span></text:span></text:p>
      <text:p text:style-name="P53"><text:span text:style-name="Source_20_Text"><text:span text:style-name="T141">-</text:span></text:span><text:span text:style-name="Source_20_Text"><text:span text:style-name="T150">&gt;</text:span></text:span><text:span text:style-name="Source_20_Text"><text:span text:style-name="T141"> x*</text:span></text:span><text:span text:style-name="Source_20_Text"><text:span text:style-name="T132"> - matches the preceding item "x" 0 or more times:</text:span></text:span></text:p>
      <text:p text:style-name="P53"><text:span text:style-name="Source_20_Text"><text:span text:style-name="T132"><text:tab/>re.findall("bo*", "A ghost boooooed") <text:tab/><text:tab/><text:tab/><text:tab/><text:tab/></text:span></text:span><text:span text:style-name="Source_20_Text"><text:span text:style-name="T136"># out: </text:span></text:span><text:span text:style-name="Source_20_Text"><text:span text:style-name="T132">["booooo"]</text:span></text:span></text:p>
      <text:p text:style-name="P53"><text:span text:style-name="Source_20_Text"><text:span text:style-name="T141">-</text:span></text:span><text:span text:style-name="Source_20_Text"><text:span text:style-name="T150">&gt;</text:span></text:span><text:span text:style-name="Source_20_Text"><text:span text:style-name="T141"> x+</text:span></text:span><text:span text:style-name="Source_20_Text"><text:span text:style-name="T132"> - matches the preceding item "x" 1 or more times. </text:span></text:span><text:span text:style-name="Source_20_Text"><text:span text:style-name="Emphasis"><text:span text:style-name="T132">Equivalent to </text:span></text:span></text:span><text:span text:style-name="Source_20_Text"><text:span text:style-name="T132">{1,}:</text:span></text:span></text:p>
      <text:p text:style-name="P53"><text:span text:style-name="Source_20_Text"><text:span text:style-name="T132"><text:tab/>re.findall("a+", "caaaaaaandy") <text:tab/><text:tab/><text:tab/><text:tab/><text:tab/><text:tab/></text:span></text:span><text:span text:style-name="Source_20_Text"><text:span text:style-name="T136"># out: </text:span></text:span><text:span text:style-name="Source_20_Text"><text:span text:style-name="T132">["aaaaaa"]</text:span></text:span></text:p>
      <text:p text:style-name="P53"><text:span text:style-name="Source_20_Text"><text:span text:style-name="T141">-</text:span></text:span><text:span text:style-name="Source_20_Text"><text:span text:style-name="T150">&gt;</text:span></text:span><text:span text:style-name="Source_20_Text"><text:span text:style-name="T141"> x? </text:span></text:span><text:span text:style-name="Source_20_Text"><text:span text:style-name="T132">- matches the preceding item "x" 0 or 1 times. If used immediately after any of the quantifiers <text:tab/>*, +, ?, or {}, makes the quantifier lazy (matching the minimum number of times), as <text:tab/>opposed to the default, which is greedy (matching the maximum number of times):</text:span></text:span></text:p>
      <text:p text:style-name="P59"><text:span text:style-name="Source_20_Text"><text:span text:style-name="T132"><text:tab/></text:span></text:span></text:p>
      <text:p text:style-name="P59"><text:span text:style-name="Source_20_Text"><text:span text:style-name="T132"><text:tab/>re.findall("e?le?", "angle") <text:tab/><text:tab/><text:tab/><text:tab/><text:tab/><text:tab/><text:tab/></text:span></text:span><text:span text:style-name="Source_20_Text"><text:span text:style-name="T136"># out:</text:span></text:span><text:span text:style-name="Source_20_Text"><text:span text:style-name="T132"> ["le"]</text:span></text:span></text:p>
      <text:p text:style-name="P51"><text:span text:style-name="Source_20_Text"><text:span text:style-name="T122"><text:tab/>re.findall("e?le?", "angel") <text:tab/><text:tab/><text:tab/><text:tab/><text:tab/><text:tab/><text:tab/></text:span></text:span><text:span text:style-name="Source_20_Text"><text:span text:style-name="T136"># out:</text:span></text:span><text:span text:style-name="Source_20_Text"><text:span text:style-name="T132"> </text:span></text:span><text:span text:style-name="Source_20_Text"><text:span text:style-name="T122">["el"]</text:span></text:span></text:p>
      <text:p text:style-name="P53"><text:span text:style-name="Source_20_Text"><text:span text:style-name="T132"/></text:span></text:p>
      <text:p text:style-name="P53"><text:span text:style-name="Source_20_Text"><text:span text:style-name="T141">-</text:span></text:span><text:span text:style-name="Source_20_Text"><text:span text:style-name="T150">&gt;</text:span></text:span><text:span text:style-name="Source_20_Text"><text:span text:style-name="T141"> </text:span></text:span><text:span text:style-name="Source_20_Text"><text:span text:style-name="T151">() </text:span></text:span><text:span text:style-name="Source_20_Text"><text:span text:style-name="T133">- </text:span></text:span><text:span text:style-name="Source_20_Text"><text:span text:style-name="T154"><text:s/>a c</text:span></text:span><text:span text:style-name="Source_20_Text"><text:span text:style-name="Strong_20_Emphasis"><text:span text:style-name="T133">apturing </text:span></text:span></text:span><text:span text:style-name="Source_20_Text"><text:span text:style-name="Strong_20_Emphasis"><text:span text:style-name="T136">g</text:span></text:span></text:span><text:span text:style-name="Source_20_Text"><text:span text:style-name="Strong_20_Emphasis"><text:span text:style-name="T133">roup</text:span></text:span></text:span><text:span text:style-name="Source_20_Text"><text:span text:style-name="T133"> will match the characters or expressions within the parenthesis (). The <text:tab/>matches will also be stored, and can be backreferenced by a backlash followed by its <text:tab/>number. For example, \1 will access the first capturing group that appears in the expression.</text:span></text:span></text:p>
      <text:p text:style-name="P59"><text:span text:style-name="Source_20_Text"><text:span text:style-name="T133"><text:tab/></text:span></text:span></text:p>
      <text:p text:style-name="P59"><text:span text:style-name="Source_20_Text"><text:span text:style-name="T133"><text:tab/>txt1 = "foo, you are such a foo"</text:span></text:span></text:p>
      <text:p text:style-name="P53"><text:span text:style-name="Source_20_Text"><text:span text:style-name="T133"><text:tab/>txt2 = "foo, you are such a bar"</text:span></text:span></text:p>
      <text:p text:style-name="P53"><text:span text:style-name="Source_20_Text"><text:span text:style-name="T133"><text:tab/>pattern = r"(\w+),.*\1"</text:span></text:span></text:p>
      <text:p text:style-name="P53"><text:span text:style-name="Source_20_Text"><text:span text:style-name="T133"><text:tab/>bool(re.match(pattern, txt1)) <text:tab/><text:tab/><text:tab/><text:tab/><text:tab/><text:tab/><text:tab/></text:span></text:span><text:span text:style-name="Source_20_Text"><text:span text:style-name="T136"># out: </text:span></text:span><text:span text:style-name="Source_20_Text"><text:span text:style-name="T133">True</text:span></text:span></text:p>
      <text:p text:style-name="P51"><text:span text:style-name="Source_20_Text"><text:span text:style-name="T122"><text:tab/>bool(re.match(pattern, txt2)) <text:tab/><text:tab/><text:tab/><text:tab/><text:tab/><text:tab/><text:tab/></text:span></text:span><text:span text:style-name="Source_20_Text"><text:span text:style-name="T136"># out: </text:span></text:span><text:span text:style-name="Source_20_Text"><text:span text:style-name="T122">False</text:span></text:span></text:p>
      <text:p text:style-name="P53"><text:span text:style-name="Source_20_Text"><text:span text:style-name="T151">-</text:span></text:span><text:span text:style-name="Source_20_Text"><text:span text:style-name="T150">&gt;</text:span></text:span><text:span text:style-name="Source_20_Text"><text:span text:style-name="T151"> </text:span></text:span><text:span text:style-name="Source_20_Text"><text:span text:style-name="T152">(?:x)</text:span></text:span><text:span text:style-name="Source_20_Text"><text:span text:style-name="T134"> - </text:span></text:span><text:span text:style-name="Source_20_Text"><text:span text:style-name="T154">a</text:span></text:span><text:span text:style-name="Source_20_Text"><text:span text:style-name="T152"> </text:span></text:span><text:span text:style-name="Source_20_Text"><text:span text:style-name="Strong_20_Emphasis"><text:span text:style-name="T134">non-capturing group</text:span></text:span></text:span><text:span text:style-name="Source_20_Text"><text:span text:style-name="T134"> will match "x" in (?:x), however the match won't be stored, <text:tab/>meaning you won't be able to access it using backreference, and it won't be output separately <text:tab/>when using re.findall().</text:span></text:span></text:p>
      <text:p text:style-name="P59"><text:span text:style-name="Source_20_Text"><text:span text:style-name="T134"><text:tab/></text:span></text:span></text:p>
      <text:p text:style-name="P59"><text:span text:style-name="Source_20_Text"><text:span text:style-name="T134"><text:tab/>txt = "red car, blue car, yellow car, green car, red car, red <text:tab/>bike, blue bike"</text:span></text:span></text:p>
      <text:p text:style-name="P50"/>
      <text:p text:style-name="P49"><text:span text:style-name="Source_20_Text"><text:span text:style-name="T122"><text:tab/>pattern1 = "(red|blue) car"</text:span></text:span></text:p>
      <text:p text:style-name="P49"><text:span text:style-name="Source_20_Text"><text:span text:style-name="T122"><text:tab/>pattern2 = "(?:red|blue) car"</text:span></text:span></text:p>
      <text:p text:style-name="P49"><text:span text:style-name="Source_20_Text"><text:span text:style-name="T122"><text:tab/>pattern3 = "red|blue car"</text:span></text:span></text:p>
      <text:p text:style-name="P49"><text:span text:style-name="Source_20_Text"><text:span text:style-name="T122"><text:tab/>pattern4 = "((red|blue) (car|bike))"</text:span></text:span></text:p>
      <text:p text:style-name="P49"><text:span text:style-name="Source_20_Text"><text:span text:style-name="T122"><text:tab/>pattern5 = "((red|blue) (?:car|bike))"</text:span></text:span></text:p>
      <text:p text:style-name="P50"/>
      <text:p text:style-name="P49"><text:span text:style-name="Source_20_Text"><text:span text:style-name="T122"><text:tab/>re.findall(pattern1, txt) ➞ ["red", "blue", "red"]</text:span></text:span></text:p>
      <text:p text:style-name="P49"><text:span text:style-name="Source_20_Text"><text:span text:style-name="T122"><text:tab/>re.findall(pattern2, txt) ➞ ["red car", "blue car", "red car"]</text:span></text:span></text:p>
      <text:p text:style-name="P49"><text:span text:style-name="Source_20_Text"><text:span text:style-name="T122"><text:tab/>re.findall(pattern3, txt) ➞ ["red", "blue car", "red", "red"]</text:span></text:span></text:p>
      <text:p text:style-name="P49"><text:span text:style-name="Source_20_Text"><text:span text:style-name="T122"><text:tab/>re.findall(pattern4, txt) ➞ [("red car", "red", "car"), ("blue car", <text:tab/>"blue", "car"), ("red car", <text:tab/>"red", "car"), ("red bike", "red", "bike"), <text:tab/>("blue bike", "blue", "bike")]</text:span></text:span></text:p>
      <text:p text:style-name="P49"><text:span text:style-name="Source_20_Text"><text:span text:style-name="T122"><text:tab/>re.findall(pattern5, txt) ➞ [("red car", "red"), ("blue car", "blue"), (<text:tab/>"red car", "red"), ("red <text:tab/>bike", "red"), ("blue bike", "blue")</text:span></text:span></text:p>
      <text:p text:style-name="P62"><text:soft-page-break/><text:span text:style-name="Source_20_Text"><text:span text:style-name="T122"/></text:span></text:p>
      <text:p text:style-name="P47">15. Dynamic execution</text:p>
      <text:p text:style-name="P46"/>
      <text:p text:style-name="P39"><text:span text:style-name="T211">-</text:span><text:span text:style-name="T212">&gt; </text:span><text:span text:style-name="T213">exec</text:span><text:span text:style-name="T214">() -</text:span><text:span text:style-name="T212"> </text:span><text:span text:style-name="T215">is used to e</text:span><text:span text:style-name="T38">xecute dynamically generated Python code only for its side effects.</text:span></text:p>
      <text:p text:style-name="P43"><text:span text:style-name="T80"><text:tab/>exec('a = 47') <text:s text:c="2"/><text:tab/><text:tab/><text:tab/># modify a global variable as a side effect</text:span><text:line-break/><text:tab/><text:span text:style-name="T80">print(a)<text:tab/><text:tab/><text:tab/><text:tab/></text:span><text:span text:style-name="T82"># out: 47</text:span><text:span text:style-name="T80"><text:tab/></text:span></text:p>
      <text:p text:style-name="P39"><text:span text:style-name="T113">-</text:span><text:span text:style-name="T114">&gt; </text:span><text:span text:style-name="T10">eval</text:span><text:span text:style-name="T11">() -</text:span><text:span text:style-name="T114"> </text:span><text:span text:style-name="T38">is used to evaluate a single dynamically generated Python expression.</text:span></text:p>
      <text:p text:style-name="P39"><text:span text:style-name="T113"><text:tab/></text:span><text:span text:style-name="T80">a = 5</text:span><text:line-break/><text:tab/><text:span text:style-name="T80">print(eval('37 + a')) <text:s text:c="2"/><text:tab/><text:tab/><text:tab/># it is an expression. out: 42</text:span></text:p>
      <text:p text:style-name="P15"/>
      <text:p text:style-name="P1"/>
      <text:p text:style-name="P1"/>
      <text:p text:style-name="P25"><text:span text:style-name="T116">16. </text:span>itertools: <text:span text:style-name="T116">groupby, permutations, </text:span><text:span text:style-name="T222">zip_longest</text:span></text:p>
      <text:p text:style-name="P17"><text:s text:c="4"/></text:p>
      <text:p text:style-name="P44">-<text:span text:style-name="T116">&gt; </text:span><text:span text:style-name="T12">from itertools import </text:span><text:span text:style-name="T1">groupby</text:span></text:p>
      <text:p text:style-name="P18"><text:span text:style-name="T119"><text:tab/>L = [("a", 1), ("a", 2), ("b", 3), ("b", 4)] </text:span><text:span text:style-name="T118"><text:line-break/><text:tab/></text:span><text:span text:style-name="T120">key_func = lambda x: x[0]</text:span><text:span text:style-name="T119"><text:tab/><text:tab/><text:tab/><text:tab/><text:tab/><text:tab/># Key function <text:s text:c="3"/></text:span><text:span text:style-name="T118"><text:line-break/><text:tab/></text:span><text:span text:style-name="T120">for key, group in itertools.groupby(L, key_func): </text:span><text:span text:style-name="T118"><text:line-break/></text:span><text:span text:style-name="T119"> <text:s text:c="3"/><text:tab/>print(key + " :", </text:span><text:span text:style-name="T120">list(group)</text:span><text:span text:style-name="T119">) <text:tab/><text:tab/><text:tab/># a : [('a', 1), ('a', 2)] # b : [('b', 3), ('b', 4)]</text:span></text:p>
      <text:p text:style-name="P25">-<text:span text:style-name="T222">&gt; from itertools import zip_longest</text:span></text:p>
      <text:p text:style-name="P1"><text:span text:style-name="T1">-</text:span><text:span text:style-name="T16">&gt; </text:span><text:span text:style-name="T1">zip_longest(iter1 [,iter2 [...]], [fillvalue=None])</text:span> - zip_longest object. When the shorter Iterables <text:tab/>are exhausted, the fillvalue is substituted in their place. <text:s/>The fillvalue defaults to None or <text:span text:style-name="T118"><text:tab/>can be specified by a keyword argument.</text:span></text:p>
      <text:p text:style-name="P42"><text:span text:style-name="T113"><text:tab/></text:span><text:span text:style-name="T80">temp = ''.join(i if int(i) &gt;= int(j) else j for i, j in zip_longest(a_str, b_str, fillvalue='0'))</text:span></text:p>
      <text:p text:style-name="P45"/>
      <text:p text:style-name="P1"/>
      <text:p text:style-name="P25"><text:span text:style-name="T203">17. </text:span>datetime</text:p>
      <text:p text:style-name="P1">-<text:span text:style-name="T204">&gt; </text:span><text:span text:style-name="T1">import datetime</text:span></text:p>
      <text:p text:style-name="P19"><text:span text:style-name="T1">-</text:span><text:span text:style-name="T13">&gt; </text:span><text:span text:style-name="T61">datetime object can be compared with: </text:span><text:span text:style-name="T1">&lt;, &gt;, ==</text:span></text:p>
      <text:p text:style-name="P1">-<text:span text:style-name="T204">&gt; </text:span><text:span text:style-name="T1">day = datetime.dateti</text:span><text:span text:style-name="T197">me(year, month, </text:span><text:span text:style-name="T198">day</text:span><text:span text:style-name="T197">) </text:span><text:span text:style-name="T118"><text:tab/><text:tab/># </text:span><text:span text:style-name="T121">creating datetime object</text:span></text:p>
      <text:p text:style-name="P38"><text:span text:style-name="T123">-</text:span><text:span text:style-name="T124">&gt; </text:span><text:span text:style-name="T139">date</text:span><text:span text:style-name="T140">.strftime() </text:span><text:span text:style-name="T123">- </text:span><text:span text:style-name="T125">r</text:span><text:span text:style-name="T205">eturn a string representing the date, controlled by an explicit format string. </text:span></text:p>
      <text:p text:style-name="P38"><text:span text:style-name="T205"><text:tab/></text:span><text:a xlink:type="simple" xlink:href="https://docs.python.org/2/library/datetime.html#strftime-strptime-behavior" text:style-name="Internet_20_link" text:visited-style-name="Visited_20_Internet_20_Link"><text:span text:style-name="T205">https://docs.python.org/2/library/datetime.html#strftime-strptime-behavior</text:span></text:a></text:p>
      <text:p text:style-name="P40"><text:span text:style-name="T113"><text:s/><text:tab/></text:span><text:span text:style-name="T80">day.strftime("%A") == 'Friday'</text:span></text:p>
      <text:p text:style-name="P38"><text:span text:style-name="T207">-</text:span><text:span text:style-name="T208">&gt; </text:span><text:span text:style-name="T210">datetime.strptime() -</text:span><text:span text:style-name="T209"> </text:span><text:span text:style-name="T205">Return a </text:span><text:span text:style-name="Source_20_Text"><text:span text:style-name="T205">datetime</text:span></text:span><text:span text:style-name="T205"> corresponding to </text:span><text:span text:style-name="Emphasis"><text:span text:style-name="T205">date_string</text:span></text:span><text:span text:style-name="T205">, parsed according to <text:tab/></text:span><text:span text:style-name="Emphasis"><text:span text:style-name="T205">format</text:span></text:span><text:span text:style-name="T205">.</text:span></text:p>
      <text:p text:style-name="P41"><text:span text:style-name="T113"><text:tab/></text:span><text:span text:style-name="T80">t1 = datetime.strptime("2019-09-16", '%Y-%m-%d')</text:span></text:p>
      <text:p text:style-name="P38"><text:span text:style-name="T123">-</text:span><text:span text:style-name="T125">&gt; </text:span><text:span text:style-name="T138">datetime.timedelta()</text:span><text:span text:style-name="T125"> - </text:span><text:span text:style-name="T205">A </text:span><text:span text:style-name="Source_20_Text"><text:span text:style-name="T205">timedelta</text:span></text:span><text:span text:style-name="T205"> object represents a duration, the difference between two <text:tab/>dates or times.</text:span></text:p>
      <text:p text:style-name="P42"><text:span text:style-name="T113"><text:tab/></text:span><text:span text:style-name="T80">time_diff = (cities[s_city][0] - cities[f_city][0], cities[s_city][1] - cities[f_city][1])</text:span><text:line-break/><text:tab/><text:span text:style-name="T80">day_s_city = day_time + </text:span><text:span text:style-name="T83">datetime.</text:span><text:span text:style-name="T80">timedelta(hours=time_diff[0], minutes=time_diff[1])</text:span></text:p>
      <text:p text:style-name="P36"><text:span text:style-name="T44">-</text:span><text:span text:style-name="T46">&gt;</text:span><text:span text:style-name="T52"> date.weekday() </text:span><text:span text:style-name="T46">- r</text:span>et<text:span text:style-name="T206">urn the day of the week as an integer, where Monday is 0 and Sunday is 6.</text:span></text:p>
      <text:p text:style-name="P36"><text:span text:style-name="T206"><text:tab/></text:span><text:span text:style-name="Source_20_Text"><text:span text:style-name="T206">date(2002, 12, 4).weekday() == 2</text:span></text:span></text:p>
      <text:p text:style-name="P1"/>
      <text:p text:style-name="P1"/>
      <text:p text:style-name="P32">18. name ‘__main__’</text:p>
      <text:p text:style-name="P1"><text:s text:c="4"/></text:p>
      <text:p text:style-name="P8">-<text:span text:style-name="T216">&gt; </text:span>if __name__ == "__main__":<text:tab/># when module is run as main script file (for testing)</text:p>
      <text:p text:style-name="P8"><text:s text:c="4"/>import sys</text:p>
      <text:p text:style-name="P8"><text:s text:c="4"/>fib(int(sys.argv[1]))</text:p>
      <text:p text:style-name="P8"/>
      <text:p text:style-name="P8"/>
      <text:p text:style-name="P34">19. cryptography:</text:p>
      <text:p text:style-name="P23"><text:soft-page-break/><text:span text:style-name="T1">-&gt; import hashlib </text:span>– library containing most useful hash functions</text:p>
      <text:p text:style-name="P23"><text:span text:style-name="T1">-&gt; str.encode() </text:span>- return encoded version of the string</text:p>
      <text:p text:style-name="P23"><text:span text:style-name="T1">-|&gt; m = hashlib.sha1(str)</text:span> - return a hashed object <text:span text:style-name="T221">with hashing function sha1 (other function, eg. <text:tab/>sha256)</text:span></text:p>
      <text:p text:style-name="P23"><text:span text:style-name="T1">-&gt; m.hexdigest() </text:span>- return a hexadecimal representation of hashed string</text:p>
      <text:p text:style-name="P8"/>
      <text:p text:style-name="P72">20. sort:</text:p>
      <text:p text:style-name="P24"/>
      <text:p text:style-name="P73"><text:span text:style-name="T53">-</text:span><text:span text:style-name="T54">&gt; sorted(iterable, key=None , reverse=False) </text:span><text:span text:style-name="T48">- Return a new list containing all items from the </text:span><text:span text:style-name="T201"><text:tab/>iterable in ascending order.</text:span></text:p>
      <text:p text:style-name="P74"><text:span text:style-name="T224"><text:tab/></text:span><text:span text:style-name="T246">sorted(</text:span><text:span text:style-name="T247">"This is a test string from Andrew"</text:span><text:span text:style-name="T247">.split()</text:span><text:span text:style-name="T247">, </text:span><text:span text:style-name="T247">key</text:span><text:span text:style-name="T247">=str.lower))</text:span></text:p>
      <text:p text:style-name="P74">-<text:span text:style-name="T253">&gt; using </text:span><text:span text:style-name="T17">lambda</text:span><text:span text:style-name="T253"> </text:span><text:span text:style-name="T17">as key function</text:span><text:span text:style-name="T253">:</text:span></text:p>
      <text:p text:style-name="P78"><text:tab/><text:span text:style-name="T80">sorted(student_tuples</text:span><text:span text:style-name="T80">, </text:span><text:span text:style-name="T80">key</text:span><text:span text:style-name="T80">=</text:span><text:span text:style-name="T80">lambda </text:span><text:span text:style-name="T80">student: student[</text:span><text:span text:style-name="T80">2</text:span><text:span text:style-name="T80">])</text:span></text:p>
      <text:p text:style-name="P77"><text:span text:style-name="T110">-</text:span><text:span text:style-name="T111">&gt; </text:span><text:span text:style-name="T112">from iterator import itemgetter, attrgetter</text:span></text:p>
      <text:p text:style-name="P74"><text:span text:style-name="T102"><text:tab/>1) </text:span><text:span text:style-name="T251">sorted(student_tuples</text:span><text:span text:style-name="T247">, </text:span><text:span text:style-name="T247">key</text:span><text:span text:style-name="T247">=itemgetter(</text:span><text:span text:style-name="T247">1</text:span><text:span text:style-name="T247">,</text:span><text:span text:style-name="T247">2</text:span><text:span text:style-name="T247">))</text:span></text:p>
      <text:p text:style-name="P74"><text:span text:style-name="T102"><text:tab/>2) </text:span><text:span text:style-name="T251">sorted(student_objects</text:span><text:span text:style-name="T247">, </text:span><text:span text:style-name="T247">key</text:span><text:span text:style-name="T247">=attrgetter(</text:span><text:span text:style-name="T247">'grade'</text:span><text:span text:style-name="T247">, </text:span><text:span text:style-name="T247">'age'</text:span><text:span text:style-name="T247">))</text:span></text:p>
      <text:p text:style-name="P74"><text:span text:style-name="T102"/></text:p>
      <text:p text:style-name="P74"/>
      <text:p text:style-name="P75"/>
      <text:p text:style-name="P7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6T18:06:51.675428099</meta:creation-date>
    <dc:date>2020-06-13T13:39:20.104237397</dc:date>
    <meta:editing-duration>PT18H53M40S</meta:editing-duration>
    <meta:editing-cycles>71</meta:editing-cycles>
    <meta:generator>LibreOffice/6.4.3.2$Linux_X86_64 LibreOffice_project/40$Build-2</meta:generator>
    <meta:document-statistic meta:table-count="0" meta:image-count="0" meta:object-count="0" meta:page-count="9" meta:paragraph-count="338" meta:word-count="2956" meta:character-count="19019" meta:non-whitespace-character-count="15807"/>
  </office:meta>
</office:document-meta>
</file>